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/>
      <style:text-properties fo:color="#008000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/>
      <style:text-properties fo:color="#FF0000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36">
      <style:table-cell-properties style:vertical-align="middle"/>
    </style:style>
    <style:style style:name="ce11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</style:style>
    <style:style style:name="ce13" style:family="table-cell" style:parent-style-name="Default" style:data-style-name="N0">
      <style:table-cell-properties style:vertical-align="middle" fo:background-color="#30303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CC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66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004A8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A2AE06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0C4DA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4]" style:apply-style-name="cf1" style:base-cell-address="test__.H14"/>
    </style:style>
    <style:style style:name="ce21" style:family="table-cell">
      <style:map style:condition="of:cell-content()&gt;[.H14]" style:apply-style-name="cf3" style:base-cell-address="test__.I14"/>
    </style:style>
    <style:style style:name="ce22" style:family="table-cell" style:parent-style-name="Default" style:data-style-name="N36">
      <style:table-cell-properties style:vertical-align="middle"/>
      <style:map style:condition="of:cell-content()&lt;=[.F14]" style:apply-style-name="cf2" style:base-cell-address="test__.J14"/>
    </style:style>
    <style:style style:name="ce23" style:family="table-cell" style:parent-style-name="Default" style:data-style-name="N36">
      <style:table-cell-properties style:vertical-align="middle"/>
      <style:map style:condition="of:cell-content()&lt;=[.G14]" style:apply-style-name="cf2" style:base-cell-address="test__.K14"/>
    </style:style>
    <style:style style:name="ce24" style:family="table-cell" style:parent-style-name="Default" style:data-style-name="N0">
      <style:table-cell-properties style:vertical-align="middle"/>
      <style:map style:condition="of:is-true-formula(AND(ISBLANK([.D13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3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3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3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3"/>
    </style:style>
    <style:style style:name="ce25" style:family="table-cell" style:parent-style-name="Default" style:data-style-name="N0">
      <style:table-cell-properties style:vertical-align="middle"/>
      <style:map style:condition="of:is-true-formula(AND(ISBLANK([.D14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4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4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4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4"/>
    </style:style>
    <style:style style:name="ce26" style:family="table-cell" style:parent-style-name="Default" style:data-style-name="N0">
      <style:table-cell-properties style:vertical-align="middle"/>
      <style:map style:condition="of:is-true-formula(AND(ISBLANK([.D15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5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5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5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5"/>
    </style:style>
    <style:style style:name="ce27" style:family="table-cell" style:parent-style-name="Default" style:data-style-name="N0">
      <style:table-cell-properties style:vertical-align="middle"/>
      <style:map style:condition="of:is-true-formula(AND(ISBLANK([.D16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6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6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6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6"/>
    </style:style>
    <style:style style:name="ce28" style:family="table-cell" style:parent-style-name="Default" style:data-style-name="N0">
      <style:table-cell-properties style:vertical-align="middle"/>
      <style:map style:condition="of:is-true-formula(AND(ISBLANK([.D17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7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7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7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7"/>
    </style:style>
    <style:style style:name="ce29" style:family="table-cell" style:parent-style-name="Default" style:data-style-name="N0">
      <style:table-cell-properties style:vertical-align="middle"/>
      <style:map style:condition="of:is-true-formula(AND(ISBLANK([.D18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8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8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8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8"/>
    </style:style>
    <style:style style:name="ce3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7]" style:apply-style-name="cf1" style:base-cell-address="test__.R17"/>
    </style:style>
    <style:style style:name="ce31" style:family="table-cell" style:parent-style-name="Default" style:data-style-name="N36">
      <style:table-cell-properties style:vertical-align="middle"/>
      <style:map style:condition="of:cell-content()&lt;=[.F17]" style:apply-style-name="cf2" style:base-cell-address="test__.T17"/>
    </style:style>
    <style:style style:name="ce32" style:family="table-cell" style:parent-style-name="Default" style:data-style-name="N36">
      <style:table-cell-properties style:vertical-align="middle"/>
      <style:map style:condition="of:cell-content()&lt;=[.F18]" style:apply-style-name="cf2" style:base-cell-address="test__.T18"/>
    </style:style>
    <style:style style:name="ce33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8]" style:apply-style-name="cf1" style:base-cell-address="test__.R18"/>
    </style:style>
    <style:style style:name="ce34" style:family="table-cell" style:parent-style-name="Default" style:data-style-name="N36">
      <style:table-cell-properties style:vertical-align="middle"/>
      <style:map style:condition="of:cell-content()&lt;=[.G18]" style:apply-style-name="cf2" style:base-cell-address="test__.U18"/>
    </style:style>
    <style:style style:name="ce35" style:family="table-cell">
      <style:map style:condition="of:cell-content()&gt;[.R18]" style:apply-style-name="cf3" style:base-cell-address="test__.S18"/>
    </style:style>
    <style:style style:name="ce36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4]" style:apply-style-name="cf1" style:base-cell-address="test__.R14"/>
    </style:style>
    <style:style style:name="ce37" style:family="table-cell">
      <style:map style:condition="of:cell-content()&gt;[.R14]" style:apply-style-name="cf3" style:base-cell-address="test__.S14"/>
    </style:style>
    <style:style style:name="ce38" style:family="table-cell">
      <style:map style:condition="of:cell-content()&gt;[.R17]" style:apply-style-name="cf3" style:base-cell-address="test__.S17"/>
    </style:style>
    <style:style style:name="ce39" style:family="table-cell" style:parent-style-name="Default" style:data-style-name="N36">
      <style:table-cell-properties style:vertical-align="middle"/>
      <style:map style:condition="of:cell-content()&lt;=[.F14]" style:apply-style-name="cf2" style:base-cell-address="test__.T14"/>
    </style:style>
    <style:style style:name="ce40" style:family="table-cell" style:parent-style-name="Default" style:data-style-name="N36">
      <style:table-cell-properties style:vertical-align="middle"/>
      <style:map style:condition="of:cell-content()&lt;=[.G17]" style:apply-style-name="cf2" style:base-cell-address="test__.U17"/>
    </style:style>
    <style:style style:name="ce41" style:family="table-cell" style:parent-style-name="Default" style:data-style-name="N0">
      <style:table-cell-properties style:vertical-align="middle"/>
      <style:map style:condition="of:is-true-formula(AND(ISBLANK([.D22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2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2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2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2"/>
    </style:style>
    <style:style style:name="ce42" style:family="table-cell" style:parent-style-name="Default" style:data-style-name="N0">
      <style:table-cell-properties style:vertical-align="middle"/>
      <style:map style:condition="of:is-true-formula(AND(ISBLANK([.D23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3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3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3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3"/>
    </style:style>
    <style:style style:name="ce43" style:family="table-cell" style:parent-style-name="Default" style:data-style-name="N0">
      <style:table-cell-properties style:vertical-align="middle"/>
      <style:map style:condition="of:is-true-formula(AND(ISBLANK([.D21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1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1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1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1"/>
    </style:style>
    <style:style style:name="ce44" style:family="table-cell" style:parent-style-name="Default" style:data-style-name="N0">
      <style:table-cell-properties style:vertical-align="middle"/>
      <style:map style:condition="of:is-true-formula(AND(ISBLANK([.D20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0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0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0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0"/>
    </style:style>
    <style:style style:name="ce45" style:family="table-cell" style:parent-style-name="Default" style:data-style-name="N0">
      <style:table-cell-properties style:vertical-align="middle"/>
      <style:map style:condition="of:is-true-formula(AND(ISBLANK([.D24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4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4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4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4"/>
    </style:style>
    <style:style style:name="ce46" style:family="table-cell" style:parent-style-name="Default" style:data-style-name="N0">
      <style:table-cell-properties style:vertical-align="middle"/>
      <style:map style:condition="of:is-true-formula(AND(ISBLANK([.D25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5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5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5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5"/>
    </style:style>
    <style:style style:name="ce47" style:family="table-cell" style:parent-style-name="Default" style:data-style-name="N0">
      <style:table-cell-properties style:vertical-align="middle"/>
      <style:map style:condition="of:is-true-formula(AND(ISBLANK([.D19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9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9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9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9"/>
    </style:style>
    <style:style style:name="ce48" style:family="table-cell" style:parent-style-name="Default" style:data-style-name="N0">
      <style:table-cell-properties style:vertical-align="middle"/>
      <style:map style:condition="of:is-true-formula(AND(ISBLANK([.D26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6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6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6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6"/>
    </style:style>
    <style:style style:name="ce49" style:family="table-cell" style:parent-style-name="Default" style:data-style-name="N0">
      <style:table-cell-properties style:vertical-align="middle"/>
      <style:map style:condition="of:is-true-formula(AND(ISBLANK([.D27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7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7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7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7"/>
    </style:style>
    <style:style style:name="ce50" style:family="table-cell" style:parent-style-name="Default" style:data-style-name="N0">
      <style:table-cell-properties style:vertical-align="middle"/>
      <style:map style:condition="of:is-true-formula(AND(ISBLANK([.D28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28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28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28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28"/>
    </style:style>
    <style:style style:name="ce51" style:family="table-cell" style:parent-style-name="Default" style:data-style-name="N36">
      <style:table-cell-properties style:vertical-align="middle"/>
      <style:map style:condition="of:cell-content()&lt;=[.F8]" style:apply-style-name="cf2" style:base-cell-address="test__.J8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8]" style:apply-style-name="cf1" style:base-cell-address="test__.H8"/>
    </style:style>
    <style:style style:name="ce53" style:family="table-cell">
      <style:map style:condition="of:cell-content()&gt;[.H8]" style:apply-style-name="cf3" style:base-cell-address="test__.I8"/>
    </style:style>
    <style:style style:name="ce54" style:family="table-cell" style:parent-style-name="Default" style:data-style-name="N0">
      <style:table-cell-properties style:vertical-align="middle"/>
      <style:map style:condition="of:is-true-formula(AND(ISBLANK([.D7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7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7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7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7"/>
    </style:style>
    <style:style style:name="ce55" style:family="table-cell" style:parent-style-name="Default" style:data-style-name="N0">
      <style:table-cell-properties style:vertical-align="middle"/>
      <style:map style:condition="of:is-true-formula(AND(ISBLANK([.D8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8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8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8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8"/>
    </style:style>
    <style:style style:name="ce56" style:family="table-cell" style:parent-style-name="Default" style:data-style-name="N0">
      <style:table-cell-properties style:vertical-align="middle"/>
      <style:map style:condition="of:is-true-formula(AND(ISBLANK([.D10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0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0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0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0"/>
    </style:style>
    <style:style style:name="ce57" style:family="table-cell" style:parent-style-name="Default" style:data-style-name="N0">
      <style:table-cell-properties style:vertical-align="middle"/>
      <style:map style:condition="of:is-true-formula(AND(ISBLANK([.D11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1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1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1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1"/>
    </style:style>
    <style:style style:name="ce58" style:family="table-cell" style:parent-style-name="Default" style:data-style-name="N0">
      <style:table-cell-properties style:vertical-align="middle"/>
      <style:map style:condition="of:is-true-formula(AND(ISBLANK([.D12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12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12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12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12"/>
    </style:style>
    <style:style style:name="ce59" style:family="table-cell" style:parent-style-name="Default" style:data-style-name="N0">
      <style:table-cell-properties style:vertical-align="middle"/>
      <style:map style:condition="of:is-true-formula(AND(ISBLANK([.D9]);ISBLANK(INDIRECT(ADDRESS(ROW();COLUMN($$digikey_part_data)+4)));ISBLANK(INDIRECT(ADDRESS(ROW();COLUMN($$farnell_part_data)+4)));ISBLANK(INDIRECT(ADDRESS(ROW();COLUMN($$mouser_part_data)+4)));ISBLANK(INDIRECT(ADDRESS(ROW();COLUMN($$newark_part_data)+4)));ISBLANK(INDIRECT(ADDRESS(ROW();COLUMN($$rs_part_data)+4)));ISBLANK(INDIRECT(ADDRESS(ROW();COLUMN($$tme_part_data)+4)))))" style:apply-style-name="cf5" style:base-cell-address="test__.E9"/>
      <style:map style:condition="of:is-true-formula(IF(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=0;1;0))" style:apply-style-name="cf3" style:base-cell-address="test__.E9"/>
      <style:map style:condition="of:cell-content()&gt;SUM(INDIRECT(ADDRESS(ROW();COLUMN($$digikey_part_data)+0));INDIRECT(ADDRESS(ROW();COLUMN($$farnell_part_data)+0));INDIRECT(ADDRESS(ROW();COLUMN($$mouser_part_data)+0));INDIRECT(ADDRESS(ROW();COLUMN($$newark_part_data)+0));INDIRECT(ADDRESS(ROW();COLUMN($$rs_part_data)+0));INDIRECT(ADDRESS(ROW();COLUMN($$tme_part_data)+0)))" style:apply-style-name="cf1" style:base-cell-address="test__.E9"/>
      <style:map style:condition="of:cell-content()&gt;SUM(IF(ISNUMBER(INDIRECT(ADDRESS(ROW();COLUMN($$digikey_part_data)+2)));INDIRECT(ADDRESS(ROW();COLUMN($$digikey_part_data)+1));0);IF(ISNUMBER(INDIRECT(ADDRESS(ROW();COLUMN($$farnell_part_data)+2)));INDIRECT(ADDRESS(ROW();COLUMN($$farnell_part_data)+1));0);IF(ISNUMBER(INDIRECT(ADDRESS(ROW();COLUMN($$mouser_part_data)+2)));INDIRECT(ADDRESS(ROW();COLUMN($$mouser_part_data)+1));0);IF(ISNUMBER(INDIRECT(ADDRESS(ROW();COLUMN($$newark_part_data)+2)));INDIRECT(ADDRESS(ROW();COLUMN($$newark_part_data)+1));0);IF(ISNUMBER(INDIRECT(ADDRESS(ROW();COLUMN($$rs_part_data)+2)));INDIRECT(ADDRESS(ROW();COLUMN($$rs_part_data)+1));0);IF(ISNUMBER(INDIRECT(ADDRESS(ROW();COLUMN($$tme_part_data)+2)));INDIRECT(ADDRESS(ROW();COLUMN($$tme_part_data)+1));0))" style:apply-style-name="cf4" style:base-cell-address="test__.E9"/>
    </style:style>
    <style:style style:name="ce60" style:family="table-cell" style:parent-style-name="Default" style:data-style-name="N36">
      <style:table-cell-properties style:vertical-align="middle"/>
      <style:map style:condition="of:cell-content()&lt;=[.G7]" style:apply-style-name="cf2" style:base-cell-address="test__.K7"/>
    </style:style>
    <style:style style:name="ce61" style:family="table-cell" style:parent-style-name="Default" style:data-style-name="N36">
      <style:table-cell-properties style:vertical-align="middle"/>
      <style:map style:condition="of:cell-content()&lt;=[.G8]" style:apply-style-name="cf2" style:base-cell-address="test__.K8"/>
    </style:style>
    <style:style style:name="ce62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7]" style:apply-style-name="cf1" style:base-cell-address="test__.H7"/>
    </style:style>
    <style:style style:name="ce63" style:family="table-cell" style:parent-style-name="Default" style:data-style-name="N36">
      <style:table-cell-properties style:vertical-align="middle"/>
      <style:map style:condition="of:cell-content()&lt;=[.F7]" style:apply-style-name="cf2" style:base-cell-address="test__.J7"/>
    </style:style>
    <style:style style:name="ce64" style:family="table-cell">
      <style:map style:condition="of:cell-content()&gt;[.H7]" style:apply-style-name="cf3" style:base-cell-address="test__.I7"/>
    </style:style>
    <style:style style:name="ce65" style:family="table-cell" style:parent-style-name="Default" style:data-style-name="N36">
      <style:table-cell-properties style:vertical-align="middle"/>
      <style:map style:condition="of:cell-content()&lt;=[.G14]" style:apply-style-name="cf2" style:base-cell-address="test__.U14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7]" style:apply-style-name="cf1" style:base-cell-address="test__.W7"/>
    </style:style>
    <style:style style:name="ce67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8]" style:apply-style-name="cf1" style:base-cell-address="test__.W8"/>
    </style:style>
    <style:style style:name="ce68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4]" style:apply-style-name="cf1" style:base-cell-address="test__.W14"/>
    </style:style>
    <style:style style:name="ce69" style:family="table-cell">
      <style:map style:condition="of:cell-content()&gt;[.W14]" style:apply-style-name="cf3" style:base-cell-address="test__.X14"/>
    </style:style>
    <style:style style:name="ce70" style:family="table-cell">
      <style:map style:condition="of:cell-content()&gt;[.W7]" style:apply-style-name="cf3" style:base-cell-address="test__.X7"/>
    </style:style>
    <style:style style:name="ce71" style:family="table-cell">
      <style:map style:condition="of:cell-content()&gt;[.W8]" style:apply-style-name="cf3" style:base-cell-address="test__.X8"/>
    </style:style>
    <style:style style:name="ce72" style:family="table-cell" style:parent-style-name="Default" style:data-style-name="N36">
      <style:table-cell-properties style:vertical-align="middle"/>
      <style:map style:condition="of:cell-content()&lt;=[.G7]" style:apply-style-name="cf2" style:base-cell-address="test__.Z7"/>
    </style:style>
    <style:style style:name="ce73" style:family="table-cell" style:parent-style-name="Default" style:data-style-name="N36">
      <style:table-cell-properties style:vertical-align="middle"/>
      <style:map style:condition="of:cell-content()&lt;=[.F7]" style:apply-style-name="cf2" style:base-cell-address="test__.Y7"/>
    </style:style>
    <style:style style:name="ce74" style:family="table-cell" style:parent-style-name="Default" style:data-style-name="N36">
      <style:table-cell-properties style:vertical-align="middle"/>
      <style:map style:condition="of:cell-content()&lt;=[.F8]" style:apply-style-name="cf2" style:base-cell-address="test__.Y8"/>
    </style:style>
    <style:style style:name="ce75" style:family="table-cell" style:parent-style-name="Default" style:data-style-name="N36">
      <style:table-cell-properties style:vertical-align="middle"/>
      <style:map style:condition="of:cell-content()&lt;=[.G8]" style:apply-style-name="cf2" style:base-cell-address="test__.Z8"/>
    </style:style>
    <style:style style:name="ce76" style:family="table-cell" style:parent-style-name="Default" style:data-style-name="N36">
      <style:table-cell-properties style:vertical-align="middle"/>
      <style:map style:condition="of:cell-content()&lt;=[.G14]" style:apply-style-name="cf2" style:base-cell-address="test__.Z14"/>
    </style:style>
    <style:style style:name="ce77" style:family="table-cell" style:parent-style-name="Default" style:data-style-name="N36">
      <style:table-cell-properties style:vertical-align="middle"/>
      <style:map style:condition="of:cell-content()&lt;=[.F14]" style:apply-style-name="cf2" style:base-cell-address="test__.Y14"/>
    </style:style>
    <style:style style:name="ce78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8]" style:apply-style-name="cf1" style:base-cell-address="test__.R8"/>
    </style:style>
    <style:style style:name="ce79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7]" style:apply-style-name="cf1" style:base-cell-address="test__.R7"/>
    </style:style>
    <style:style style:name="ce80" style:family="table-cell" style:parent-style-name="Default" style:data-style-name="N36">
      <style:table-cell-properties style:vertical-align="middle"/>
      <style:map style:condition="of:cell-content()&lt;=[.F8]" style:apply-style-name="cf2" style:base-cell-address="test__.T8"/>
    </style:style>
    <style:style style:name="ce81" style:family="table-cell" style:parent-style-name="Default" style:data-style-name="N36">
      <style:table-cell-properties style:vertical-align="middle"/>
      <style:map style:condition="of:cell-content()&lt;=[.F7]" style:apply-style-name="cf2" style:base-cell-address="test__.T7"/>
    </style:style>
    <style:style style:name="ce82" style:family="table-cell" style:parent-style-name="Default" style:data-style-name="N36">
      <style:table-cell-properties style:vertical-align="middle"/>
      <style:map style:condition="of:cell-content()&lt;=[.G7]" style:apply-style-name="cf2" style:base-cell-address="test__.U7"/>
    </style:style>
    <style:style style:name="ce83" style:family="table-cell" style:parent-style-name="Default" style:data-style-name="N36">
      <style:table-cell-properties style:vertical-align="middle"/>
      <style:map style:condition="of:cell-content()&lt;=[.G8]" style:apply-style-name="cf2" style:base-cell-address="test__.U8"/>
    </style:style>
    <style:style style:name="ce84" style:family="table-cell">
      <style:map style:condition="of:cell-content()&gt;[.R7]" style:apply-style-name="cf3" style:base-cell-address="test__.S7"/>
    </style:style>
    <style:style style:name="ce85" style:family="table-cell">
      <style:map style:condition="of:cell-content()&gt;[.R8]" style:apply-style-name="cf3" style:base-cell-address="test__.S8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20]" style:apply-style-name="cf1" style:base-cell-address="test__.H20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19]" style:apply-style-name="cf1" style:base-cell-address="test__.H19"/>
    </style:style>
    <style:style style:name="ce88" style:family="table-cell">
      <style:map style:condition="of:cell-content()&gt;[.H19]" style:apply-style-name="cf3" style:base-cell-address="test__.I19"/>
    </style:style>
    <style:style style:name="ce89" style:family="table-cell">
      <style:map style:condition="of:cell-content()&gt;[.H20]" style:apply-style-name="cf3" style:base-cell-address="test__.I20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21]" style:apply-style-name="cf1" style:base-cell-address="test__.H21"/>
    </style:style>
    <style:style style:name="ce91" style:family="table-cell" style:parent-style-name="Default" style:data-style-name="N36">
      <style:table-cell-properties style:vertical-align="middle"/>
      <style:map style:condition="of:cell-content()&lt;=[.F21]" style:apply-style-name="cf2" style:base-cell-address="test__.J21"/>
    </style:style>
    <style:style style:name="ce92" style:family="table-cell">
      <style:map style:condition="of:cell-content()&gt;[.H21]" style:apply-style-name="cf3" style:base-cell-address="test__.I21"/>
    </style:style>
    <style:style style:name="ce93" style:family="table-cell" style:parent-style-name="Default" style:data-style-name="N36">
      <style:table-cell-properties style:vertical-align="middle"/>
      <style:map style:condition="of:cell-content()&lt;=[.G21]" style:apply-style-name="cf2" style:base-cell-address="test__.K21"/>
    </style:style>
    <style:style style:name="ce94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4]" style:apply-style-name="cf1" style:base-cell-address="test__.H24"/>
    </style:style>
    <style:style style:name="ce95" style:family="table-cell" style:parent-style-name="Default" style:data-style-name="N36">
      <style:table-cell-properties style:vertical-align="middle"/>
      <style:map style:condition="of:cell-content()&lt;=[.F24]" style:apply-style-name="cf2" style:base-cell-address="test__.J24"/>
    </style:style>
    <style:style style:name="ce96" style:family="table-cell">
      <style:map style:condition="of:cell-content()&gt;[.H24]" style:apply-style-name="cf3" style:base-cell-address="test__.I24"/>
    </style:style>
    <style:style style:name="ce97" style:family="table-cell" style:parent-style-name="Default" style:data-style-name="N36">
      <style:table-cell-properties style:vertical-align="middle"/>
      <style:map style:condition="of:cell-content()&lt;=[.G24]" style:apply-style-name="cf2" style:base-cell-address="test__.K24"/>
    </style:style>
    <style:style style:name="ce98" style:family="table-cell" style:parent-style-name="Default" style:data-style-name="N36">
      <style:table-cell-properties style:vertical-align="middle"/>
      <style:map style:condition="of:cell-content()&lt;=[.F20]" style:apply-style-name="cf2" style:base-cell-address="test__.J20"/>
    </style:style>
    <style:style style:name="ce99" style:family="table-cell" style:parent-style-name="Default" style:data-style-name="N36">
      <style:table-cell-properties style:vertical-align="middle"/>
      <style:map style:condition="of:cell-content()&lt;=[.F19]" style:apply-style-name="cf2" style:base-cell-address="test__.J19"/>
    </style:style>
    <style:style style:name="ce100" style:family="table-cell" style:parent-style-name="Default" style:data-style-name="N36">
      <style:table-cell-properties style:vertical-align="middle"/>
      <style:map style:condition="of:cell-content()&lt;=[.G19]" style:apply-style-name="cf2" style:base-cell-address="test__.K19"/>
    </style:style>
    <style:style style:name="ce101" style:family="table-cell" style:parent-style-name="Default" style:data-style-name="N36">
      <style:table-cell-properties style:vertical-align="middle"/>
      <style:map style:condition="of:cell-content()&lt;=[.G20]" style:apply-style-name="cf2" style:base-cell-address="test__.K20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25]" style:apply-style-name="cf1" style:base-cell-address="test__.H25"/>
    </style:style>
    <style:style style:name="ce103" style:family="table-cell" style:parent-style-name="Default" style:data-style-name="N36">
      <style:table-cell-properties style:vertical-align="middle"/>
      <style:map style:condition="of:cell-content()&lt;=[.G25]" style:apply-style-name="cf2" style:base-cell-address="test__.K25"/>
    </style:style>
    <style:style style:name="ce104" style:family="table-cell" style:parent-style-name="Default" style:data-style-name="N36">
      <style:table-cell-properties style:vertical-align="middle"/>
      <style:map style:condition="of:cell-content()&lt;=[.F25]" style:apply-style-name="cf2" style:base-cell-address="test__.J25"/>
    </style:style>
    <style:style style:name="ce105" style:family="table-cell">
      <style:map style:condition="of:cell-content()&gt;[.H25]" style:apply-style-name="cf3" style:base-cell-address="test__.I25"/>
    </style:style>
    <style:style style:name="ce106" style:family="table-cell" style:parent-style-name="Default" style:data-style-name="N36">
      <style:table-cell-properties style:vertical-align="middle"/>
      <style:map style:condition="of:cell-content()&lt;=[.F28]" style:apply-style-name="cf2" style:base-cell-address="test__.J28"/>
    </style:style>
    <style:style style:name="ce107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8]" style:apply-style-name="cf1" style:base-cell-address="test__.H28"/>
    </style:style>
    <style:style style:name="ce108" style:family="table-cell" style:parent-style-name="Default" style:data-style-name="N36">
      <style:table-cell-properties style:vertical-align="middle"/>
      <style:map style:condition="of:cell-content()&lt;=[.G28]" style:apply-style-name="cf2" style:base-cell-address="test__.K28"/>
    </style:style>
    <style:style style:name="ce109" style:family="table-cell">
      <style:map style:condition="of:cell-content()&gt;[.H28]" style:apply-style-name="cf3" style:base-cell-address="test__.I28"/>
    </style:style>
    <style:style style:name="ce110" style:family="table-cell" style:parent-style-name="Default" style:data-style-name="N36">
      <style:table-cell-properties style:vertical-align="middle"/>
      <style:map style:condition="of:cell-content()&lt;=[.F18]" style:apply-style-name="cf2" style:base-cell-address="test__.Y18"/>
    </style:style>
    <style:style style:name="ce111" style:family="table-cell" style:parent-style-name="Default" style:data-style-name="N36">
      <style:table-cell-properties style:vertical-align="middle"/>
      <style:map style:condition="of:cell-content()&lt;=[.G18]" style:apply-style-name="cf2" style:base-cell-address="test__.Z18"/>
    </style:style>
    <style:style style:name="ce112" style:family="table-cell" style:parent-style-name="Default" style:data-style-name="N36">
      <style:table-cell-properties style:vertical-align="middle"/>
      <style:map style:condition="of:cell-content()&lt;=[.F19]" style:apply-style-name="cf2" style:base-cell-address="test__.Y19"/>
    </style:style>
    <style:style style:name="ce113" style:family="table-cell" style:parent-style-name="Default" style:data-style-name="N36">
      <style:table-cell-properties style:vertical-align="middle"/>
      <style:map style:condition="of:cell-content()&lt;=[.G19]" style:apply-style-name="cf2" style:base-cell-address="test__.Z19"/>
    </style:style>
    <style:style style:name="ce114" style:family="table-cell">
      <style:map style:condition="of:cell-content()&gt;[.W18]" style:apply-style-name="cf3" style:base-cell-address="test__.X18"/>
    </style:style>
    <style:style style:name="ce115" style:family="table-cell">
      <style:map style:condition="of:cell-content()&gt;[.W19]" style:apply-style-name="cf3" style:base-cell-address="test__.X19"/>
    </style:style>
    <style:style style:name="ce116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8]" style:apply-style-name="cf1" style:base-cell-address="test__.W18"/>
    </style:style>
    <style:style style:name="ce117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9]" style:apply-style-name="cf1" style:base-cell-address="test__.W19"/>
    </style:style>
    <style:style style:name="ce118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0]" style:apply-style-name="cf1" style:base-cell-address="test__.W20"/>
    </style:style>
    <style:style style:name="ce119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1]" style:apply-style-name="cf1" style:base-cell-address="test__.W21"/>
    </style:style>
    <style:style style:name="ce12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4]" style:apply-style-name="cf1" style:base-cell-address="test__.W24"/>
    </style:style>
    <style:style style:name="ce121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8]" style:apply-style-name="cf1" style:base-cell-address="test__.W28"/>
    </style:style>
    <style:style style:name="ce122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8]" style:apply-style-name="cf1" style:base-cell-address="test__.AG18"/>
    </style:style>
    <style:style style:name="ce123" style:family="table-cell" style:parent-style-name="Default" style:data-style-name="N36">
      <style:table-cell-properties style:vertical-align="middle"/>
      <style:map style:condition="of:cell-content()&lt;=[.F18]" style:apply-style-name="cf2" style:base-cell-address="test__.AI18"/>
    </style:style>
    <style:style style:name="ce124" style:family="table-cell" style:parent-style-name="Default" style:data-style-name="N36">
      <style:table-cell-properties style:vertical-align="middle"/>
      <style:map style:condition="of:cell-content()&lt;=[.G18]" style:apply-style-name="cf2" style:base-cell-address="test__.AJ18"/>
    </style:style>
    <style:style style:name="ce125" style:family="table-cell" style:parent-style-name="Default" style:data-style-name="N36">
      <style:table-cell-properties style:vertical-align="middle"/>
      <style:map style:condition="of:cell-content()&lt;=[.F24]" style:apply-style-name="cf2" style:base-cell-address="test__.AI24"/>
    </style:style>
    <style:style style:name="ce126" style:family="table-cell" style:parent-style-name="Default" style:data-style-name="N36">
      <style:table-cell-properties style:vertical-align="middle"/>
      <style:map style:condition="of:cell-content()&lt;=[.G24]" style:apply-style-name="cf2" style:base-cell-address="test__.AJ24"/>
    </style:style>
    <style:style style:name="ce127" style:family="table-cell">
      <style:map style:condition="of:cell-content()&gt;[.AG18]" style:apply-style-name="cf3" style:base-cell-address="test__.AH18"/>
    </style:style>
    <style:style style:name="ce128" style:family="table-cell">
      <style:map style:condition="of:cell-content()&gt;[.AG24]" style:apply-style-name="cf3" style:base-cell-address="test__.AH24"/>
    </style:style>
    <style:style style:name="ce129" style:family="table-cell">
      <style:map style:condition="of:cell-content()&gt;[.AB22]" style:apply-style-name="cf3" style:base-cell-address="test__.AC22"/>
    </style:style>
    <style:style style:name="ce13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2]" style:apply-style-name="cf1" style:base-cell-address="test__.AB22"/>
    </style:style>
    <style:style style:name="ce131" style:family="table-cell" style:parent-style-name="Default" style:data-style-name="N36">
      <style:table-cell-properties style:vertical-align="middle"/>
      <style:map style:condition="of:cell-content()&lt;=[.F22]" style:apply-style-name="cf2" style:base-cell-address="test__.AD22"/>
    </style:style>
    <style:style style:name="ce132" style:family="table-cell" style:parent-style-name="Default" style:data-style-name="N36">
      <style:table-cell-properties style:vertical-align="middle"/>
      <style:map style:condition="of:cell-content()&lt;=[.G22]" style:apply-style-name="cf2" style:base-cell-address="test__.AE22"/>
    </style:style>
    <style:style style:name="ce133" style:family="table-cell" style:parent-style-name="Default" style:data-style-name="N36">
      <style:table-cell-properties style:vertical-align="middle"/>
      <style:map style:condition="of:cell-content()&lt;=[.F24]" style:apply-style-name="cf2" style:base-cell-address="test__.Y24"/>
    </style:style>
    <style:style style:name="ce134" style:family="table-cell" style:parent-style-name="Default" style:data-style-name="N36">
      <style:table-cell-properties style:vertical-align="middle"/>
      <style:map style:condition="of:cell-content()&lt;=[.F28]" style:apply-style-name="cf2" style:base-cell-address="test__.Y28"/>
    </style:style>
    <style:style style:name="ce135" style:family="table-cell" style:parent-style-name="Default" style:data-style-name="N36">
      <style:table-cell-properties style:vertical-align="middle"/>
      <style:map style:condition="of:cell-content()&lt;=[.G24]" style:apply-style-name="cf2" style:base-cell-address="test__.Z24"/>
    </style:style>
    <style:style style:name="ce136" style:family="table-cell" style:parent-style-name="Default" style:data-style-name="N36">
      <style:table-cell-properties style:vertical-align="middle"/>
      <style:map style:condition="of:cell-content()&lt;=[.G28]" style:apply-style-name="cf2" style:base-cell-address="test__.Z28"/>
    </style:style>
    <style:style style:name="ce137" style:family="table-cell">
      <style:map style:condition="of:cell-content()&gt;[.W24]" style:apply-style-name="cf3" style:base-cell-address="test__.X24"/>
    </style:style>
    <style:style style:name="ce138" style:family="table-cell">
      <style:map style:condition="of:cell-content()&gt;[.W28]" style:apply-style-name="cf3" style:base-cell-address="test__.X28"/>
    </style:style>
    <style:style style:name="ce139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4]" style:apply-style-name="cf1" style:base-cell-address="test__.AG24"/>
    </style:style>
    <style:style style:name="ce14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8]" style:apply-style-name="cf1" style:base-cell-address="test__.AG28"/>
    </style:style>
    <style:style style:name="ce141" style:family="table-cell" style:parent-style-name="Default" style:data-style-name="N36">
      <style:table-cell-properties style:vertical-align="middle"/>
      <style:map style:condition="of:cell-content()&lt;=[.F28]" style:apply-style-name="cf2" style:base-cell-address="test__.AI28"/>
    </style:style>
    <style:style style:name="ce142" style:family="table-cell" style:parent-style-name="Default" style:data-style-name="N36">
      <style:table-cell-properties style:vertical-align="middle"/>
      <style:map style:condition="of:cell-content()&lt;=[.G28]" style:apply-style-name="cf2" style:base-cell-address="test__.AJ28"/>
    </style:style>
    <style:style style:name="ce143" style:family="table-cell">
      <style:map style:condition="of:cell-content()&gt;[.AG28]" style:apply-style-name="cf3" style:base-cell-address="test__.AH28"/>
    </style:style>
    <style:style style:name="ce144" style:family="table-cell" style:parent-style-name="Default" style:data-style-name="N36">
      <style:table-cell-properties style:vertical-align="middle"/>
      <style:map style:condition="of:cell-content()&lt;=[.G20]" style:apply-style-name="cf2" style:base-cell-address="test__.Z20"/>
    </style:style>
    <style:style style:name="ce145" style:family="table-cell" style:parent-style-name="Default" style:data-style-name="N36">
      <style:table-cell-properties style:vertical-align="middle"/>
      <style:map style:condition="of:cell-content()&lt;=[.F20]" style:apply-style-name="cf2" style:base-cell-address="test__.Y20"/>
    </style:style>
    <style:style style:name="ce146" style:family="table-cell" style:parent-style-name="Default" style:data-style-name="N36">
      <style:table-cell-properties style:vertical-align="middle"/>
      <style:map style:condition="of:cell-content()&lt;=[.F21]" style:apply-style-name="cf2" style:base-cell-address="test__.Y21"/>
    </style:style>
    <style:style style:name="ce147" style:family="table-cell" style:parent-style-name="Default" style:data-style-name="N36">
      <style:table-cell-properties style:vertical-align="middle"/>
      <style:map style:condition="of:cell-content()&lt;=[.G21]" style:apply-style-name="cf2" style:base-cell-address="test__.Z21"/>
    </style:style>
    <style:style style:name="ce148" style:family="table-cell">
      <style:map style:condition="of:cell-content()&gt;[.W20]" style:apply-style-name="cf3" style:base-cell-address="test__.X20"/>
    </style:style>
    <style:style style:name="ce149" style:family="table-cell">
      <style:map style:condition="of:cell-content()&gt;[.W21]" style:apply-style-name="cf3" style:base-cell-address="test__.X21"/>
    </style:style>
    <style:style style:name="ce150" style:family="table-cell">
      <style:map style:condition="of:cell-content()&gt;[.AB28]" style:apply-style-name="cf3" style:base-cell-address="test__.AC28"/>
    </style:style>
    <style:style style:name="ce151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8]" style:apply-style-name="cf1" style:base-cell-address="test__.AB28"/>
    </style:style>
    <style:style style:name="ce152" style:family="table-cell" style:parent-style-name="Default" style:data-style-name="N36">
      <style:table-cell-properties style:vertical-align="middle"/>
      <style:map style:condition="of:cell-content()&lt;=[.F28]" style:apply-style-name="cf2" style:base-cell-address="test__.AD28"/>
    </style:style>
    <style:style style:name="ce153" style:family="table-cell" style:parent-style-name="Default" style:data-style-name="N36">
      <style:table-cell-properties style:vertical-align="middle"/>
      <style:map style:condition="of:cell-content()&lt;=[.G28]" style:apply-style-name="cf2" style:base-cell-address="test__.AE28"/>
    </style:style>
    <style:style style:name="ce154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2]" style:apply-style-name="cf1" style:base-cell-address="test__.R22"/>
    </style:style>
    <style:style style:name="ce155" style:family="table-cell" style:parent-style-name="Default" style:data-style-name="N36">
      <style:table-cell-properties style:vertical-align="middle"/>
      <style:map style:condition="of:cell-content()&lt;=[.F22]" style:apply-style-name="cf2" style:base-cell-address="test__.T22"/>
    </style:style>
    <style:style style:name="ce156" style:family="table-cell" style:parent-style-name="Default" style:data-style-name="N36">
      <style:table-cell-properties style:vertical-align="middle"/>
      <style:map style:condition="of:cell-content()&lt;=[.F23]" style:apply-style-name="cf2" style:base-cell-address="test__.T23"/>
    </style:style>
    <style:style style:name="ce157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3]" style:apply-style-name="cf1" style:base-cell-address="test__.R23"/>
    </style:style>
    <style:style style:name="ce158" style:family="table-cell" style:parent-style-name="Default" style:data-style-name="N36">
      <style:table-cell-properties style:vertical-align="middle"/>
      <style:map style:condition="of:cell-content()&lt;=[.G22]" style:apply-style-name="cf2" style:base-cell-address="test__.U22"/>
    </style:style>
    <style:style style:name="ce159" style:family="table-cell" style:parent-style-name="Default" style:data-style-name="N36">
      <style:table-cell-properties style:vertical-align="middle"/>
      <style:map style:condition="of:cell-content()&lt;=[.G23]" style:apply-style-name="cf2" style:base-cell-address="test__.U23"/>
    </style:style>
    <style:style style:name="ce160" style:family="table-cell">
      <style:map style:condition="of:cell-content()&gt;[.R22]" style:apply-style-name="cf3" style:base-cell-address="test__.S22"/>
    </style:style>
    <style:style style:name="ce161" style:family="table-cell">
      <style:map style:condition="of:cell-content()&gt;[.R23]" style:apply-style-name="cf3" style:base-cell-address="test__.S23"/>
    </style:style>
    <style:style style:name="ce162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0]" style:apply-style-name="cf1" style:base-cell-address="test__.R20"/>
    </style:style>
    <style:style style:name="ce163" style:family="table-cell" style:parent-style-name="Default" style:data-style-name="N36">
      <style:table-cell-properties style:vertical-align="middle"/>
      <style:map style:condition="of:cell-content()&lt;=[.F20]" style:apply-style-name="cf2" style:base-cell-address="test__.T20"/>
    </style:style>
    <style:style style:name="ce164" style:family="table-cell" style:parent-style-name="Default" style:data-style-name="N36">
      <style:table-cell-properties style:vertical-align="middle"/>
      <style:map style:condition="of:cell-content()&lt;=[.F21]" style:apply-style-name="cf2" style:base-cell-address="test__.T21"/>
    </style:style>
    <style:style style:name="ce165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1]" style:apply-style-name="cf1" style:base-cell-address="test__.R21"/>
    </style:style>
    <style:style style:name="ce166" style:family="table-cell" style:parent-style-name="Default" style:data-style-name="N36">
      <style:table-cell-properties style:vertical-align="middle"/>
      <style:map style:condition="of:cell-content()&lt;=[.G21]" style:apply-style-name="cf2" style:base-cell-address="test__.U21"/>
    </style:style>
    <style:style style:name="ce167" style:family="table-cell">
      <style:map style:condition="of:cell-content()&gt;[.R20]" style:apply-style-name="cf3" style:base-cell-address="test__.S20"/>
    </style:style>
    <style:style style:name="ce168" style:family="table-cell">
      <style:map style:condition="of:cell-content()&gt;[.R21]" style:apply-style-name="cf3" style:base-cell-address="test__.S21"/>
    </style:style>
    <style:style style:name="ce1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909090"/>
      <style:map style:condition="of:cell-content()=0" style:apply-style-name="cf3"/>
      <style:map style:condition="of:cell-content()&lt;[.E27]" style:apply-style-name="cf1" style:base-cell-address="test__.R27"/>
    </style:style>
    <style:style style:name="ce17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8]" style:apply-style-name="cf1" style:base-cell-address="test__.R28"/>
    </style:style>
    <style:style style:name="ce171" style:family="table-cell">
      <style:map style:condition="of:cell-content()&gt;[.R27]" style:apply-style-name="cf3" style:base-cell-address="test__.S27"/>
    </style:style>
    <style:style style:name="ce172" style:family="table-cell">
      <style:map style:condition="of:cell-content()&gt;[.R28]" style:apply-style-name="cf3" style:base-cell-address="test__.S28"/>
    </style:style>
    <style:style style:name="ce173" style:family="table-cell" style:parent-style-name="Default" style:data-style-name="N36">
      <style:table-cell-properties style:vertical-align="middle"/>
      <style:map style:condition="of:cell-content()&lt;=[.F19]" style:apply-style-name="cf2" style:base-cell-address="test__.T19"/>
    </style:style>
    <style:style style:name="ce174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19]" style:apply-style-name="cf1" style:base-cell-address="test__.R19"/>
    </style:style>
    <style:style style:name="ce175" style:family="table-cell" style:parent-style-name="Default" style:data-style-name="N36">
      <style:table-cell-properties style:vertical-align="middle"/>
      <style:map style:condition="of:cell-content()&lt;=[.G19]" style:apply-style-name="cf2" style:base-cell-address="test__.U19"/>
    </style:style>
    <style:style style:name="ce176" style:family="table-cell" style:parent-style-name="Default" style:data-style-name="N36">
      <style:table-cell-properties style:vertical-align="middle"/>
      <style:map style:condition="of:cell-content()&lt;=[.G20]" style:apply-style-name="cf2" style:base-cell-address="test__.U20"/>
    </style:style>
    <style:style style:name="ce177" style:family="table-cell">
      <style:map style:condition="of:cell-content()&gt;[.R19]" style:apply-style-name="cf3" style:base-cell-address="test__.S19"/>
    </style:style>
    <style:style style:name="ce178" style:family="table-cell" style:parent-style-name="Default" style:data-style-name="N36">
      <style:table-cell-properties style:vertical-align="middle"/>
      <style:map style:condition="of:cell-content()&lt;=[.F24]" style:apply-style-name="cf2" style:base-cell-address="test__.T24"/>
    </style:style>
    <style:style style:name="ce179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4]" style:apply-style-name="cf1" style:base-cell-address="test__.R24"/>
    </style:style>
    <style:style style:name="ce180" style:family="table-cell" style:parent-style-name="Default" style:data-style-name="N0">
      <style:table-cell-properties style:vertical-align="middle"/>
      <style:map style:condition="of:cell-content()=0" style:apply-style-name="cf3"/>
      <style:map style:condition="of:cell-content()&lt;[.E25]" style:apply-style-name="cf1" style:base-cell-address="test__.R25"/>
    </style:style>
    <style:style style:name="ce181" style:family="table-cell" style:parent-style-name="Default" style:data-style-name="N36">
      <style:table-cell-properties style:vertical-align="middle"/>
      <style:map style:condition="of:cell-content()&lt;=[.F25]" style:apply-style-name="cf2" style:base-cell-address="test__.T25"/>
    </style:style>
    <style:style style:name="ce182" style:family="table-cell" style:parent-style-name="Default" style:data-style-name="N36">
      <style:table-cell-properties style:vertical-align="middle"/>
      <style:map style:condition="of:cell-content()&lt;=[.G24]" style:apply-style-name="cf2" style:base-cell-address="test__.U24"/>
    </style:style>
    <style:style style:name="ce183" style:family="table-cell" style:parent-style-name="Default" style:data-style-name="N36">
      <style:table-cell-properties style:vertical-align="middle"/>
      <style:map style:condition="of:cell-content()&lt;=[.G25]" style:apply-style-name="cf2" style:base-cell-address="test__.U25"/>
    </style:style>
    <style:style style:name="ce184" style:family="table-cell">
      <style:map style:condition="of:cell-content()&gt;[.R24]" style:apply-style-name="cf3" style:base-cell-address="test__.S24"/>
    </style:style>
    <style:style style:name="ce185" style:family="table-cell">
      <style:map style:condition="of:cell-content()&gt;[.R25]" style:apply-style-name="cf3" style:base-cell-address="test__.S25"/>
    </style:style>
    <style:style style:name="ce186" style:family="table-cell" style:parent-style-name="Default" style:data-style-name="N36">
      <style:table-cell-properties style:vertical-align="middle"/>
      <style:map style:condition="of:cell-content()&lt;=[.F27]" style:apply-style-name="cf2" style:base-cell-address="test__.T27"/>
    </style:style>
    <style:style style:name="ce187" style:family="table-cell" style:parent-style-name="Default" style:data-style-name="N36">
      <style:table-cell-properties style:vertical-align="middle"/>
      <style:map style:condition="of:cell-content()&lt;=[.F28]" style:apply-style-name="cf2" style:base-cell-address="test__.T28"/>
    </style:style>
    <style:style style:name="ce188" style:family="table-cell" style:parent-style-name="Default" style:data-style-name="N36">
      <style:table-cell-properties style:vertical-align="middle"/>
      <style:map style:condition="of:cell-content()&lt;=[.G27]" style:apply-style-name="cf2" style:base-cell-address="test__.U27"/>
    </style:style>
    <style:style style:name="ce189" style:family="table-cell" style:parent-style-name="Default" style:data-style-name="N36">
      <style:table-cell-properties style:vertical-align="middle"/>
      <style:map style:condition="of:cell-content()&lt;=[.G28]" style:apply-style-name="cf2" style:base-cell-address="test__.U28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88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89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76">
      <style:graphic-properties draw:stroke="solid" svg:stroke-color="#000000" draw:auto-grow-width="false" draw:auto-grow-height="false"/>
    </style:style>
    <style:style style:family="graphic" style:name="a77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78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79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80">
      <style:graphic-properties draw:stroke="solid" svg:stroke-color="#000000" draw:auto-grow-width="false" draw:auto-grow-height="false"/>
    </style:style>
    <style:style style:family="graphic" style:name="a81">
      <style:graphic-properties draw:stroke="solid" svg:stroke-color="#000000" draw:auto-grow-width="false" draw:auto-grow-height="false"/>
    </style:style>
    <style:style style:family="graphic" style:name="a82">
      <style:graphic-properties draw:stroke="solid" svg:stroke-color="#000000" draw:auto-grow-width="false" draw:auto-grow-height="false"/>
    </style:style>
    <style:style style:family="graphic" style:name="a83">
      <style:graphic-properties draw:stroke="solid" svg:stroke-color="#000000" draw:auto-grow-width="false" draw:auto-grow-height="false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__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  <table:table-column table:style-name="co2" table:default-cell-style-name="ce1"/>
          <table:table-column-group>
            <table:table-column table:style-name="co2" table:number-columns-repeated="2" table:default-cell-style-name="ce1"/>
          </table:table-column-group>
        </table:table-column-group>
        <table:table-column table:style-name="co3" table:default-cell-style-name="ce1"/>
        <table:table-column-group>
          <table:table-column-group>
            <table:table-column table:style-name="co3" table:default-cell-style-name="ce1"/>
          </table:table-column-group>
        </table:table-column-group>
        <table:table-column table:style-name="co4" table:number-columns-repeated="98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rj:</text:p>
          </table:table-cell>
          <table:table-cell office:value-type="string" table:style-name="ce3">
            <text:p>test.xml</text:p>
          </table:table-cell>
          <table:table-cell table:number-columns-repeated="3" table:style-name="ce1"/>
          <table:table-cell office:value-type="string" table:style-name="ce4">
            <text:p>Board Qty:</text:p>
          </table:table-cell>
          <table:table-cell office:value-type="float" office:value="4" table:style-name="ce4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.:</text:p>
          </table:table-cell>
          <table:table-cell table:style-name="ce3"/>
          <table:table-cell table:number-columns-repeated="3" table:style-name="ce1"/>
          <table:table-cell office:value-type="string" table:style-name="ce2">
            <text:p>Unit Cost:</text:p>
          </table:table-cell>
          <table:table-cell office:value-type="float" office:value="172.2752304" table:formula="of:=$$TotalCost/$$BoardQty" table:style-name="ce5">
            <text:p>$172,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j date:</text:p>
          </table:table-cell>
          <table:table-cell office:value-type="string" table:style-name="ce3">
            <text:p>15.05.2018 23:21:43</text:p>
          </table:table-cell>
          <table:table-cell table:number-columns-repeated="3" table:style-name="ce1"/>
          <table:table-cell office:value-type="string" table:style-name="ce2">
            <text:p>Total Cost:</text:p>
          </table:table-cell>
          <table:table-cell office:value-type="float" office:value="689.10092159999999" table:formula="of:=SUM([.G7:.G28])" table:style-name="ce6">
            <text:p>$689,10</text:p>
          </table:table-cell>
          <table:table-cell table:number-columns-repeated="3" table:style-name="ce1"/>
          <table:table-cell office:value-type="float" office:value="197.32384000000002" table:formula="of:=SUM([.K7:.K28])" table:style-name="ce6">
            <text:p>$197,32</text:p>
          </table:table-cell>
          <table:table-cell office:value-type="string" office:string-value="9 of 22 parts found" table:formula="of:=(ROWS([.K7:.K28])-COUNTBLANK([.K7:.K28]))&amp;&quot; of &quot;&amp;ROWS([.K7:.K28])&amp;&quot; parts found&quot;" table:style-name="ce7">
            <office:annotation draw:style-name="a0" svg:x="11.0416666666667in" svg:y="0.3125in" svg:width="1.40625in" svg:height="0.760416666666667in">
              <dc:creator/>
              <text:p><text:span text:style-name="T1">Number of parts found at this distributor.</text:span></text:p>
            </office:annotation>
            <text:p>9 of 22 parts found</text:p>
          </table:table-cell>
          <table:table-cell table:number-columns-repeated="3" table:style-name="ce1"/>
          <table:table-cell office:value-type="float" office:value="0" table:formula="of:=SUM([.P7:.P28])" table:style-name="ce6">
            <text:p>$0,00</text:p>
          </table:table-cell>
          <table:table-cell office:value-type="string" office:string-value="0 of 22 parts found" table:formula="of:=(ROWS([.P7:.P28])-COUNTBLANK([.P7:.P28]))&amp;&quot; of &quot;&amp;ROWS([.P7:.P28])&amp;&quot; parts found&quot;" table:style-name="ce7">
            <office:annotation draw:style-name="a1" svg:x="15.5833333333333in" svg:y="0.3125in" svg:width="1.40625in" svg:height="0.760416666666667in">
              <dc:creator/>
              <text:p><text:span text:style-name="T1">Number of parts found at this distributor.</text:span></text:p>
            </office:annotation>
            <text:p>0 of 22 parts found</text:p>
          </table:table-cell>
          <table:table-cell table:number-columns-repeated="3" table:style-name="ce1"/>
          <table:table-cell office:value-type="float" office:value="583.57000000000005" table:formula="of:=SUM([.U7:.U28])" table:style-name="ce6">
            <text:p>$583,57</text:p>
          </table:table-cell>
          <table:table-cell office:value-type="string" office:string-value="14 of 22 parts found" table:formula="of:=(ROWS([.U7:.U28])-COUNTBLANK([.U7:.U28]))&amp;&quot; of &quot;&amp;ROWS([.U7:.U28])&amp;&quot; parts found&quot;" table:style-name="ce7">
            <office:annotation draw:style-name="a2" svg:x="20.125in" svg:y="0.3125in" svg:width="1.40625in" svg:height="0.760416666666667in">
              <dc:creator/>
              <text:p><text:span text:style-name="T1">Number of parts found at this distributor.</text:span></text:p>
            </office:annotation>
            <text:p>14 of 22 parts found</text:p>
          </table:table-cell>
          <table:table-cell table:number-columns-repeated="3" table:style-name="ce1"/>
          <table:table-cell office:value-type="float" office:value="160.82799999999997" table:formula="of:=SUM([.Z7:.Z28])" table:style-name="ce6">
            <text:p>$160,83</text:p>
          </table:table-cell>
          <table:table-cell office:value-type="string" office:string-value="9 of 22 parts found" table:formula="of:=(ROWS([.Z7:.Z28])-COUNTBLANK([.Z7:.Z28]))&amp;&quot; of &quot;&amp;ROWS([.Z7:.Z28])&amp;&quot; parts found&quot;" table:style-name="ce7">
            <office:annotation draw:style-name="a3" svg:x="24.6666666666667in" svg:y="0.3125in" svg:width="1.40625in" svg:height="0.760416666666667in">
              <dc:creator/>
              <text:p><text:span text:style-name="T1">Number of parts found at this distributor.</text:span></text:p>
            </office:annotation>
            <text:p>9 of 22 parts found</text:p>
          </table:table-cell>
          <table:table-cell table:number-columns-repeated="3" table:style-name="ce1"/>
          <table:table-cell office:value-type="float" office:value="44.057747199999994" table:formula="of:=SUM([.AE7:.AE28])" table:style-name="ce6">
            <text:p>$44,06</text:p>
          </table:table-cell>
          <table:table-cell office:value-type="string" office:string-value="2 of 22 parts found" table:formula="of:=(ROWS([.AE7:.AE28])-COUNTBLANK([.AE7:.AE28]))&amp;&quot; of &quot;&amp;ROWS([.AE7:.AE28])&amp;&quot; parts found&quot;" table:style-name="ce7">
            <office:annotation draw:style-name="a4" svg:x="29.2083333333333in" svg:y="0.3125in" svg:width="1.40625in" svg:height="0.760416666666667in">
              <dc:creator/>
              <text:p><text:span text:style-name="T1">Number of parts found at this distributor.</text:span></text:p>
            </office:annotation>
            <text:p>2 of 22 parts found</text:p>
          </table:table-cell>
          <table:table-cell table:number-columns-repeated="3" table:style-name="ce1"/>
          <table:table-cell office:value-type="float" office:value="57.62" table:formula="of:=SUM([.AJ7:.AJ28])" table:style-name="ce6">
            <text:p>$57,62</text:p>
          </table:table-cell>
          <table:table-cell office:value-type="string" office:string-value="3 of 22 parts found" table:formula="of:=(ROWS([.AJ7:.AJ28])-COUNTBLANK([.AJ7:.AJ28]))&amp;&quot; of &quot;&amp;ROWS([.AJ7:.AJ28])&amp;&quot; parts found&quot;" table:style-name="ce7">
            <office:annotation draw:style-name="a5" svg:x="33.75in" svg:y="0.3125in" svg:width="1.33333333333333in" svg:height="0.760416666666667in">
              <dc:creator/>
              <text:p><text:span text:style-name="T1">Number of parts found at this distributor.</text:span></text:p>
            </office:annotation>
            <text:p>3 of 22 parts found</text:p>
          </table:table-cell>
          <table:table-cell table:number-columns-repeated="16347"/>
        </table:table-row>
        <table:table-row table:style-name="ro1">
          <table:table-cell office:value-type="string" table:style-name="ce2">
            <text:p>$ date:</text:p>
          </table:table-cell>
          <table:table-cell office:value-type="string" table:style-name="ce3">
            <text:p>2018-05-15 23:22:18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7" table:number-rows-spanned="1" table:style-name="ce13">
            <text:p>Global Part Info</text:p>
          </table:table-cell>
          <table:covered-table-cell table:number-columns-repeated="6"/>
          <table:table-cell office:value-type="string" table:number-columns-spanned="5" table:number-rows-spanned="1" table:style-name="ce14">
            <text:p>Digi-Key</text:p>
          </table:table-cell>
          <table:covered-table-cell table:number-columns-repeated="4"/>
          <table:table-cell office:value-type="string" table:number-columns-spanned="5" table:number-rows-spanned="1" table:style-name="ce15">
            <text:p>Farnell</text:p>
          </table:table-cell>
          <table:covered-table-cell table:number-columns-repeated="4"/>
          <table:table-cell office:value-type="string" table:number-columns-spanned="5" table:number-rows-spanned="1" table:style-name="ce16">
            <text:p>Mouser</text:p>
          </table:table-cell>
          <table:covered-table-cell table:number-columns-repeated="4"/>
          <table:table-cell office:value-type="string" table:number-columns-spanned="5" table:number-rows-spanned="1" table:style-name="ce17">
            <text:p>Newark</text:p>
          </table:table-cell>
          <table:covered-table-cell table:number-columns-repeated="4"/>
          <table:table-cell office:value-type="string" table:number-columns-spanned="5" table:number-rows-spanned="1" table:style-name="ce18">
            <text:p>Rs Components</text:p>
          </table:table-cell>
          <table:covered-table-cell table:number-columns-repeated="4"/>
          <table:table-cell office:value-type="string" table:number-columns-spanned="5" table:number-rows-spanned="1" table:style-name="ce19">
            <text:p>Tme</text:p>
          </table:table-cell>
          <table:covered-table-cell table:number-columns-repeated="4"/>
          <table:table-cell table:number-columns-repeated="16347"/>
        </table:table-row>
        <table:table-row table:style-name="ro3">
          <table:table-cell office:value-type="string" table:style-name="ce8">
            <office:annotation draw:style-name="a6" svg:x="1.76041666666667in" svg:y="0.927083333333333in" svg:width="1.40625in" svg:height="0.770833333333333in">
              <dc:creator/>
              <text:p><text:span text:style-name="T1">Schematic identifier for each part.</text:span></text:p>
            </office:annotation>
            <text:p>Refs</text:p>
          </table:table-cell>
          <table:table-cell office:value-type="string" table:style-name="ce8">
            <office:annotation draw:style-name="a7" svg:x="2.46875in" svg:y="0.927083333333333in" svg:width="1.40625in" svg:height="0.770833333333333in">
              <dc:creator/>
              <text:p><text:span text:style-name="T1">Value of each part.</text:span></text:p>
            </office:annotation>
            <text:p>Value</text:p>
          </table:table-cell>
          <table:table-cell office:value-type="string" table:style-name="ce8">
            <office:annotation draw:style-name="a8" svg:x="3.16666666666667in" svg:y="0.927083333333333in" svg:width="1.40625in" svg:height="0.770833333333333in">
              <dc:creator/>
              <text:p><text:span text:style-name="T1">PCB footprint for each part.</text:span></text:p>
            </office:annotation>
            <text:p>Footprint</text:p>
          </table:table-cell>
          <table:table-cell office:value-type="string" table:style-name="ce8">
            <office:annotation draw:style-name="a9" svg:x="3.875in" svg:y="0.927083333333333in" svg:width="1.40625in" svg:height="0.770833333333333in">
              <dc:creator/>
              <text:p><text:span text:style-name="T1">Manufacturer number for each part.</text:span></text:p>
            </office:annotation>
            <text:p>Manf#</text:p>
          </table:table-cell>
          <table:table-cell office:value-type="string" table:style-name="ce8">
            <office:annotation draw:style-name="a10" svg:x="4.58333333333333in" svg:y="0.739583333333333in" svg:width="1.91666666666667in" svg:height="1.14583333333333in">
              <dc:creator/>
              <text:p><text:span text:style-name="T1">Total number of each part needed to assemble the board(s).</text:span></text:p>
              <text:p><text:span text:style-name="T1">Gray -&gt; Not manf# codes.</text:span></text:p>
              <text:p><text:span text:style-name="T1">Red -&gt; No parts available.</text:span></text:p>
              <text:p><text:span text:style-name="T1">Orange -&gt; Parts available, but not enough.</text:span></text:p>
              <text:p><text:span text:style-name="T1">Yellow -&gt; Enough parts available, but haven't purchased enough.</text:span></text:p>
            </office:annotation>
            <text:p>Qty</text:p>
          </table:table-cell>
          <table:table-cell office:value-type="string" table:style-name="ce8">
            <office:annotation draw:style-name="a11" svg:x="5.28125in" svg:y="0.927083333333333in" svg:width="1.91666666666667in" svg:height="0.770833333333333in">
              <dc:creator/>
              <text:p><text:span text:style-name="T1">Minimum unit price for each part across all distributors.</text:span></text:p>
            </office:annotation>
            <text:p>Unit$</text:p>
          </table:table-cell>
          <table:table-cell office:value-type="string" table:style-name="ce8">
            <office:annotation draw:style-name="a12" svg:x="6.5in" svg:y="0.927083333333333in" svg:width="1.40625in" svg:height="0.770833333333333in">
              <dc:creator/>
              <text:p><text:span text:style-name="T1">Minimum extended price for each part across all distributors.</text:span></text:p>
            </office:annotation>
            <text:p>Ext$</text:p>
          </table:table-cell>
          <table:table-cell office:value-type="string" table:style-name="ce8">
            <office:annotation draw:style-name="a13" svg:x="7.20833333333333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14" svg:x="7.90625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15" svg:x="8.61458333333333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16" svg:x="9.82291666666667in" svg:y="0.927083333333333in" svg:width="1.91666666666667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17" svg:x="11.0416666666667in" svg:y="0.927083333333333in" svg:width="1.40625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office:value-type="string" table:style-name="ce8">
            <office:annotation draw:style-name="a18" svg:x="11.75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19" svg:x="12.4479166666667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20" svg:x="13.15625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21" svg:x="14.3645833333333in" svg:y="0.927083333333333in" svg:width="1.91666666666667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22" svg:x="15.5833333333333in" svg:y="0.927083333333333in" svg:width="1.40625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office:value-type="string" table:style-name="ce8">
            <office:annotation draw:style-name="a23" svg:x="16.2916666666667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24" svg:x="16.9895833333333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25" svg:x="17.6979166666667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26" svg:x="18.90625in" svg:y="0.927083333333333in" svg:width="1.91666666666667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27" svg:x="20.125in" svg:y="0.927083333333333in" svg:width="1.40625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office:value-type="string" table:style-name="ce8">
            <office:annotation draw:style-name="a28" svg:x="20.8333333333333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29" svg:x="21.53125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30" svg:x="22.2395833333333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31" svg:x="23.4479166666667in" svg:y="0.927083333333333in" svg:width="1.91666666666667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32" svg:x="24.6666666666667in" svg:y="0.927083333333333in" svg:width="1.40625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office:value-type="string" table:style-name="ce8">
            <office:annotation draw:style-name="a33" svg:x="25.375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34" svg:x="26.0729166666667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35" svg:x="26.78125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36" svg:x="28in" svg:y="0.927083333333333in" svg:width="1.91666666666667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37" svg:x="29.2083333333333in" svg:y="0.927083333333333in" svg:width="1.40625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office:value-type="string" table:style-name="ce8">
            <office:annotation draw:style-name="a38" svg:x="29.9166666666667in" svg:y="0.875in" svg:width="1.40625in" svg:height="0.875in">
              <dc:creator/>
              <text:p><text:span text:style-name="T1">Available quantity of each part at the distributor.</text:span></text:p>
              <text:p><text:span text:style-name="T1">Red -&gt; No quantity available.</text:span></text:p>
              <text:p><text:span text:style-name="T1">Orange -&gt; Too little quantity available.</text:span></text:p>
            </office:annotation>
            <text:p>Avail</text:p>
          </table:table-cell>
          <table:table-cell office:value-type="string" table:style-name="ce8">
            <office:annotation draw:style-name="a39" svg:x="30.6145833333333in" svg:y="0.927083333333333in" svg:width="1.91666666666667in" svg:height="0.770833333333333in">
              <dc:creator/>
              <text:p><text:span text:style-name="T1">Purchase quantity of each part from this distributor.</text:span></text:p>
              <text:p><text:span text:style-name="T1">Red -&gt; Purchasing more than the available quantity.</text:span></text:p>
            </office:annotation>
            <text:p>Purch</text:p>
          </table:table-cell>
          <table:table-cell office:value-type="string" table:style-name="ce8">
            <office:annotation draw:style-name="a40" svg:x="31.3229166666667in" svg:y="0.927083333333333in" svg:width="2.41666666666667in" svg:height="0.770833333333333in">
              <dc:creator/>
              <text:p><text:span text:style-name="T1">Unit price of each part from this distributor.</text:span></text:p>
              <text:p><text:span text:style-name="T1">Green -&gt; lowest price.</text:span></text:p>
            </office:annotation>
            <text:p>Unit$</text:p>
          </table:table-cell>
          <table:table-cell office:value-type="string" table:style-name="ce8">
            <office:annotation draw:style-name="a41" svg:x="32.53125in" svg:y="0.927083333333333in" svg:width="1.875in" svg:height="0.770833333333333in">
              <dc:creator/>
              <text:p><text:span text:style-name="T1">(Unit Price) x (Purchase Qty) of each part from this distributor.</text:span></text:p>
              <text:p><text:span text:style-name="T1">Red -&gt; Next price break is cheaper.</text:span></text:p>
              <text:p><text:span text:style-name="T1">Green -&gt; Cheapest supplier.</text:span></text:p>
            </office:annotation>
            <text:p>Ext$</text:p>
          </table:table-cell>
          <table:table-cell office:value-type="string" table:style-name="ce8">
            <office:annotation draw:style-name="a42" svg:x="33.75in" svg:y="0.927083333333333in" svg:width="1.33333333333333in" svg:height="0.770833333333333in">
              <dc:creator/>
              <text:p><text:span text:style-name="T1">Distributor-assigned catalog number for each part and link to its web page (ctrl-click).</text:span></text:p>
            </office:annotation>
            <text:p>Cat#</text:p>
          </table:table-cell>
          <table:table-cell table:number-columns-repeated="16347"/>
        </table:table-row>
        <table:table-row table:style-name="ro4">
          <table:table-cell office:value-type="string" table:style-name="ce9">
            <text:p>C501,C502</text:p>
          </table:table-cell>
          <table:table-cell office:value-type="string" table:style-name="ce9">
            <text:p>220uF</text:p>
          </table:table-cell>
          <table:table-cell office:value-type="string" table:style-name="ce9">
            <text:p>Capacitors_THT:CP_Radial_D6.3mm_P2.50mm</text:p>
          </table:table-cell>
          <table:table-cell office:value-type="string" table:style-name="ce9">
            <text:p>227CKS025MGM</text:p>
          </table:table-cell>
          <table:table-cell office:value-type="float" office:value="8" table:formula="of:=$$BoardQty*2" table:style-name="ce54">
            <text:p>8</text:p>
          </table:table-cell>
          <table:table-cell office:value-type="float" office:value="4.5999999999999999E-2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5</text:p>
          </table:table-cell>
          <table:table-cell office:value-type="float" office:value="0.36799999999999999" table:formula="of:=IFERROR([.E7]*[.F7];&quot;&quot;)" table:style-name="ce10">
            <text:p>$0,37</text:p>
          </table:table-cell>
          <table:table-cell office:value-type="float" office:value="8062" table:style-name="ce62">
            <text:p>8062</text:p>
          </table:table-cell>
          <table:table-cell table:style-name="ce64"/>
          <table:table-cell office:value-type="float" office:value="0.24" table:formula="of:=IFERROR(LOOKUP(IF([.I7]=&quot;&quot;;[.E7];[.I7]);{0;1;10;100;500;1000;2500;5000};{0;0.24;0.164;0.0928;0.06552;0.05733;0.0546;0.05051});&quot;&quot;)" table:style-name="ce63">
            <office:annotation draw:style-name="a43" svg:x="8.61458333333333in" svg:y="0.8125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24 <text:s text:c="5"/>$0.24</text:span></text:p>
              <text:p><text:span text:style-name="T1"><text:s text:c="4"/>10 <text:s text:c="2"/>$0.16 <text:s text:c="5"/>$1.64</text:span></text:p>
              <text:p><text:span text:style-name="T1"><text:s text:c="3"/>100 <text:s text:c="2"/>$0.09 <text:s text:c="5"/>$9.28</text:span></text:p>
              <text:p><text:span text:style-name="T1"><text:s text:c="3"/>500 <text:s text:c="2"/>$0.07 <text:s text:c="4"/>$32.76</text:span></text:p>
              <text:p><text:span text:style-name="T1"><text:s text:c="2"/>1000 <text:s text:c="2"/>$0.06 <text:s text:c="4"/>$57.33</text:span></text:p>
              <text:p><text:span text:style-name="T1"><text:s text:c="2"/>2500 <text:s text:c="2"/>$0.05 <text:s text:c="3"/>$136.50</text:span></text:p>
              <text:p><text:span text:style-name="T1"><text:s text:c="2"/>5000 <text:s text:c="2"/>$0.05 <text:s text:c="3"/>$252.55</text:span></text:p>
            </office:annotation>
            <text:p>$0,24</text:p>
          </table:table-cell>
          <table:table-cell office:value-type="float" office:value="1.92" table:formula="of:=IFERROR(IF([.I7]=&quot;&quot;;[.E7];[.I7])*[.J7];&quot;&quot;)" table:style-name="ce60">
            <text:p>$1,92</text:p>
          </table:table-cell>
          <table:table-cell office:value-type="string" table:style-name="ce11">
            <text:p><text:a xlink:href="http://www.digikey.com/scripts/DkSearch/dksus.dll?WT.z_header=search_go&amp;lang=en&amp;keywords=227CKS025MGM+">1572-1705-ND</text:a></text:p>
          </table:table-cell>
          <table:table-cell table:number-columns-repeated="5" table:style-name="ce1"/>
          <table:table-cell office:value-type="float" office:value="6574" table:style-name="ce79">
            <text:p>6574</text:p>
          </table:table-cell>
          <table:table-cell office:value-type="float" office:value="6" table:style-name="ce84">
            <text:p>6</text:p>
          </table:table-cell>
          <table:table-cell office:value-type="float" office:value="0.10299999999999999" table:formula="of:=IFERROR(LOOKUP(IF([.S7]=&quot;&quot;;[.E7];[.S7]);{0;1;10;100;500;1000;2500;5000;10000;25000};{0;0.103;0.08;0.06;0.054;0.043;0.04;0.039;0.035;0.034});&quot;&quot;)" table:style-name="ce81">
            <office:annotation draw:style-name="a44" svg:x="17.6979166666667in" svg:y="0.6875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10 <text:s text:c="5"/>$0.10</text:span></text:p>
              <text:p><text:span text:style-name="T1"><text:s text:c="4"/>10 <text:s text:c="2"/>$0.08 <text:s text:c="5"/>$0.80</text:span></text:p>
              <text:p><text:span text:style-name="T1"><text:s text:c="3"/>100 <text:s text:c="2"/>$0.06 <text:s text:c="5"/>$6.00</text:span></text:p>
              <text:p><text:span text:style-name="T1"><text:s text:c="3"/>500 <text:s text:c="2"/>$0.05 <text:s text:c="4"/>$27.00</text:span></text:p>
              <text:p><text:span text:style-name="T1"><text:s text:c="2"/>1000 <text:s text:c="2"/>$0.04 <text:s text:c="4"/>$43.00</text:span></text:p>
              <text:p><text:span text:style-name="T1"><text:s text:c="2"/>2500 <text:s text:c="2"/>$0.04 <text:s text:c="3"/>$100.00</text:span></text:p>
              <text:p><text:span text:style-name="T1"><text:s text:c="2"/>5000 <text:s text:c="2"/>$0.04 <text:s text:c="3"/>$195.00</text:span></text:p>
              <text:p><text:span text:style-name="T1"><text:s/>10000 <text:s text:c="2"/>$0.04 <text:s text:c="3"/>$350.00</text:span></text:p>
              <text:p><text:span text:style-name="T1"><text:s/>25000 <text:s text:c="2"/>$0.03 <text:s text:c="3"/>$850.00</text:span></text:p>
            </office:annotation>
            <text:p>$0,10</text:p>
          </table:table-cell>
          <table:table-cell office:value-type="float" office:value="0.61799999999999999" table:formula="of:=IFERROR(IF([.S7]=&quot;&quot;;[.E7];[.S7])*[.T7];&quot;&quot;)" table:style-name="ce82">
            <text:p>$0,62</text:p>
          </table:table-cell>
          <table:table-cell office:value-type="string" table:style-name="ce11">
            <text:p><text:a xlink:href="https://www.mouser.com/Search/Refine.aspx?Keyword=227CKS025MGM+">598-227CKS025MGM</text:a></text:p>
          </table:table-cell>
          <table:table-cell office:value-type="string" table:style-name="ce66">
            <office:annotation draw:style-name="a45" svg:x="20.8333333333333in" svg:y="1.13541666666667in" svg:width="1.40625in" svg:height="0.770833333333333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style-name="ce70"/>
          <table:table-cell office:value-type="float" office:value="4.5999999999999999E-2" table:formula="of:=IFERROR(LOOKUP(IF([.X7]=&quot;&quot;;[.E7];[.X7]);{0;1;4000};{0;0.046;0.046});&quot;&quot;)" table:style-name="ce73">
            <office:annotation draw:style-name="a46" svg:x="22.2395833333333in" svg:y="1.13541666666667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05 <text:s text:c="5"/>$0.05</text:span></text:p>
              <text:p><text:span text:style-name="T1"><text:s text:c="2"/>4000 <text:s text:c="2"/>$0.05 <text:s text:c="3"/>$184.00</text:span></text:p>
            </office:annotation>
            <text:p>$0,05</text:p>
          </table:table-cell>
          <table:table-cell office:value-type="float" office:value="0.36799999999999999" table:formula="of:=IFERROR(IF([.X7]=&quot;&quot;;[.E7];[.X7])*[.Y7];&quot;&quot;)" table:style-name="ce72">
            <text:p>$0,37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227CKS025MGM+">02P4266</text:a></text:p>
          </table:table-cell>
          <table:table-cell office:value-type="string" table:style-name="ce12">
            <office:annotation draw:style-name="a47" svg:x="25.375in" svg:y="1.13541666666667in" svg:width="1.40625in" svg:height="0.770833333333333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number-columns-repeated="3" table:style-name="ce1"/>
          <table:table-cell office:value-type="string" table:style-name="ce11">
            <text:p><text:a xlink:href="http://it.rs-online.com/web/c/?searchTerm=227CKS025MGM+">2509179458</text:a>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9">
            <text:p>C301-C322</text:p>
          </table:table-cell>
          <table:table-cell office:value-type="string" table:style-name="ce9">
            <text:p>10uF</text:p>
          </table:table-cell>
          <table:table-cell office:value-type="string" table:style-name="ce9">
            <text:p>Capacitors_SMD:C_0603_HandSoldering</text:p>
          </table:table-cell>
          <table:table-cell office:value-type="string" table:style-name="ce9">
            <text:p>C0603C106M8PACTU</text:p>
          </table:table-cell>
          <table:table-cell office:value-type="float" office:value="88" table:formula="of:=$$BoardQty*22" table:style-name="ce55">
            <text:p>88</text:p>
          </table:table-cell>
          <table:table-cell office:value-type="float" office:value="0.12175999999999999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12</text:p>
          </table:table-cell>
          <table:table-cell office:value-type="float" office:value="10.714879999999999" table:formula="of:=IFERROR([.E8]*[.F8];&quot;&quot;)" table:style-name="ce10">
            <text:p>$10,71</text:p>
          </table:table-cell>
          <table:table-cell office:value-type="string" table:style-name="ce52">
            <office:annotation draw:style-name="a48" svg:x="7.20833333333333in" svg:y="1.35416666666667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style-name="ce53"/>
          <table:table-cell office:value-type="float" office:value="0.12175999999999999" table:formula="of:=IFERROR(LOOKUP(IF([.I8]=&quot;&quot;;[.E8];[.I8]);{0;1;4000};{0;0.12176;0.12176});&quot;&quot;)" table:style-name="ce51">
            <office:annotation draw:style-name="a49" svg:x="8.61458333333333in" svg:y="1.35416666666667in" svg:width="1.39583333333333in" svg:height="0.76041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12 <text:s text:c="5"/>$0.12</text:span></text:p>
              <text:p><text:span text:style-name="T1"><text:s text:c="2"/>4000 <text:s text:c="2"/>$0.12 <text:s text:c="3"/>$487.04</text:span></text:p>
            </office:annotation>
            <text:p>$0,12</text:p>
          </table:table-cell>
          <table:table-cell office:value-type="float" office:value="10.714879999999999" table:formula="of:=IFERROR(IF([.I8]=&quot;&quot;;[.E8];[.I8])*[.J8];&quot;&quot;)" table:style-name="ce61">
            <text:p>$10,71</text:p>
          </table:table-cell>
          <table:table-cell office:value-type="string" table:style-name="ce11">
            <text:p><text:a xlink:href="http://www.digikey.com/scripts/DkSearch/dksus.dll?WT.z_header=search_go&amp;lang=en&amp;keywords=C0603C106M8PACTU+">399-14945-2-ND</text:a></text:p>
          </table:table-cell>
          <table:table-cell table:number-columns-repeated="5" table:style-name="ce1"/>
          <table:table-cell office:value-type="float" office:value="64322" table:style-name="ce78">
            <text:p>64322</text:p>
          </table:table-cell>
          <table:table-cell table:style-name="ce85"/>
          <table:table-cell office:value-type="float" office:value="0.27300000000000002" table:formula="of:=IFERROR(LOOKUP(IF([.S8]=&quot;&quot;;[.E8];[.S8]);{0;1;10;100;500;1000;4000;8000;24000;48000};{0;0.471;0.273;0.165;0.151;0.135;0.1;0.091;0.089;0.078});&quot;&quot;)" table:style-name="ce80">
            <office:annotation draw:style-name="a50" svg:x="17.6979166666667in" svg:y="0.895833333333333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7 <text:s text:c="5"/>$0.47</text:span></text:p>
              <text:p><text:span text:style-name="T1"><text:s text:c="4"/>10 <text:s text:c="2"/>$0.27 <text:s text:c="5"/>$2.73</text:span></text:p>
              <text:p><text:span text:style-name="T1"><text:s text:c="3"/>100 <text:s text:c="2"/>$0.17 <text:s text:c="4"/>$16.50</text:span></text:p>
              <text:p><text:span text:style-name="T1"><text:s text:c="3"/>500 <text:s text:c="2"/>$0.15 <text:s text:c="4"/>$75.50</text:span></text:p>
              <text:p><text:span text:style-name="T1"><text:s text:c="2"/>1000 <text:s text:c="2"/>$0.14 <text:s text:c="3"/>$135.00</text:span></text:p>
              <text:p><text:span text:style-name="T1"><text:s text:c="2"/>4000 <text:s text:c="2"/>$0.10 <text:s text:c="3"/>$400.00</text:span></text:p>
              <text:p><text:span text:style-name="T1"><text:s text:c="2"/>8000 <text:s text:c="2"/>$0.09 <text:s text:c="3"/>$728.00</text:span></text:p>
              <text:p><text:span text:style-name="T1"><text:s/>24000 <text:s text:c="2"/>$0.09 <text:s text:c="2"/>$2136.00</text:span></text:p>
              <text:p><text:span text:style-name="T1"><text:s/>48000 <text:s text:c="2"/>$0.08 <text:s text:c="2"/>$3744.00</text:span></text:p>
            </office:annotation>
            <text:p>$0,27</text:p>
          </table:table-cell>
          <table:table-cell office:value-type="float" office:value="24.024000000000001" table:formula="of:=IFERROR(IF([.S8]=&quot;&quot;;[.E8];[.S8])*[.T8];&quot;&quot;)" table:style-name="ce83">
            <text:p>$24,02</text:p>
          </table:table-cell>
          <table:table-cell office:value-type="string" table:style-name="ce11">
            <text:p><text:a xlink:href="https://www.mouser.com/Search/Refine.aspx?Keyword=C0603C106M8PACTU+">80-C0603C106M8PACTU</text:a></text:p>
          </table:table-cell>
          <table:table-cell office:value-type="float" office:value="820" table:style-name="ce67">
            <text:p>820</text:p>
          </table:table-cell>
          <table:table-cell office:value-type="float" office:value="66" table:style-name="ce71">
            <text:p>66</text:p>
          </table:table-cell>
          <table:table-cell office:value-type="float" office:value="0.19600000000000001" table:formula="of:=IFERROR(LOOKUP(IF([.X8]=&quot;&quot;;[.E8];[.X8]);{0;1;10;25;50;100;250;500;1000};{0;0.266;0.266;0.231;0.196;0.161;0.154;0.147;0.132});&quot;&quot;)" table:style-name="ce74">
            <office:annotation draw:style-name="a51" svg:x="22.2395833333333in" svg:y="0.958333333333333in" svg:width="1.39583333333333in" svg:height="1.541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27 <text:s text:c="5"/>$0.27</text:span></text:p>
              <text:p><text:span text:style-name="T1"><text:s text:c="4"/>10 <text:s text:c="2"/>$0.27 <text:s text:c="5"/>$2.66</text:span></text:p>
              <text:p><text:span text:style-name="T1"><text:s text:c="4"/>25 <text:s text:c="2"/>$0.23 <text:s text:c="5"/>$5.78</text:span></text:p>
              <text:p><text:span text:style-name="T1"><text:s text:c="4"/>50 <text:s text:c="2"/>$0.20 <text:s text:c="5"/>$9.80</text:span></text:p>
              <text:p><text:span text:style-name="T1"><text:s text:c="3"/>100 <text:s text:c="2"/>$0.16 <text:s text:c="4"/>$16.10</text:span></text:p>
              <text:p><text:span text:style-name="T1"><text:s text:c="3"/>250 <text:s text:c="2"/>$0.15 <text:s text:c="4"/>$38.50</text:span></text:p>
              <text:p><text:span text:style-name="T1"><text:s text:c="3"/>500 <text:s text:c="2"/>$0.15 <text:s text:c="4"/>$73.50</text:span></text:p>
              <text:p><text:span text:style-name="T1"><text:s text:c="2"/>1000 <text:s text:c="2"/>$0.13 <text:s text:c="3"/>$132.00</text:span></text:p>
            </office:annotation>
            <text:p>$0,20</text:p>
          </table:table-cell>
          <table:table-cell office:value-type="float" office:value="12.936" table:formula="of:=IFERROR(IF([.X8]=&quot;&quot;;[.E8];[.X8])*[.Y8];&quot;&quot;)" table:style-name="ce75">
            <text:p>$12,94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C0603C106M8PACTU+">45AC6535</text:a>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9">
            <text:p>D50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iodes_THT:D_DO-41_SOD81_P12.70mm_Horizontal</text:p>
          </table:table-cell>
          <table:table-cell table:style-name="ce1"/>
          <table:table-cell office:value-type="float" office:value="4" table:formula="of:=$$BoardQty*1" table:style-name="ce59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9]*[.F9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J1</text:p>
          </table:table-cell>
          <table:table-cell office:value-type="string" table:style-name="ce9">
            <text:p>Screw_Terminal_01x02</text:p>
          </table:table-cell>
          <table:table-cell office:value-type="string" table:style-name="ce9">
            <text:p>Connectors_Terminal_Blocks:TerminalBlock_bornier-2_P5.08mm</text:p>
          </table:table-cell>
          <table:table-cell table:style-name="ce1"/>
          <table:table-cell office:value-type="float" office:value="4" table:formula="of:=$$BoardQty*1" table:style-name="ce56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0]*[.F10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J501</text:p>
          </table:table-cell>
          <table:table-cell office:value-type="string" table:style-name="ce9">
            <text:p>SPARE</text:p>
          </table:table-cell>
          <table:table-cell office:value-type="string" table:style-name="ce9">
            <text:p>Pin_Headers:Pin_Header_Straight_1x05_Pitch2.54mm</text:p>
          </table:table-cell>
          <table:table-cell table:style-name="ce1"/>
          <table:table-cell office:value-type="float" office:value="4" table:formula="of:=$$BoardQty*1" table:style-name="ce57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1]*[.F11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J505</text:p>
          </table:table-cell>
          <table:table-cell office:value-type="string" table:style-name="ce9">
            <text:p>MIDI OUT</text:p>
          </table:table-cell>
          <table:table-cell office:value-type="string" table:style-name="ce9">
            <text:p>Pin_Headers:Pin_Header_Straight_1x03_Pitch2.54mm</text:p>
          </table:table-cell>
          <table:table-cell table:style-name="ce1"/>
          <table:table-cell office:value-type="float" office:value="4" table:formula="of:=$$BoardQty*1" table:style-name="ce58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2]*[.F12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J506</text:p>
          </table:table-cell>
          <table:table-cell office:value-type="string" table:style-name="ce9">
            <text:p>MIDI IN</text:p>
          </table:table-cell>
          <table:table-cell office:value-type="string" table:style-name="ce9">
            <text:p>Pin_Headers:Pin_Header_Straight_1x02_Pitch2.54mm</text:p>
          </table:table-cell>
          <table:table-cell table:style-name="ce1"/>
          <table:table-cell office:value-type="float" office:value="4" table:formula="of:=$$BoardQty*1" table:style-name="ce24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3]*[.F13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J507,J508</text:p>
          </table:table-cell>
          <table:table-cell office:value-type="string" table:style-name="ce9">
            <text:p>DIN-5_180degree</text:p>
          </table:table-cell>
          <table:table-cell table:style-name="ce1"/>
          <table:table-cell office:value-type="string" table:style-name="ce9">
            <text:p>57GB5FX</text:p>
          </table:table-cell>
          <table:table-cell office:value-type="float" office:value="8" table:formula="of:=$$BoardQty*2" table:style-name="ce25">
            <text:p>8</text:p>
          </table:table-cell>
          <table:table-cell office:value-type="float" office:value="4.95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4,95</text:p>
          </table:table-cell>
          <table:table-cell office:value-type="float" office:value="39.6" table:formula="of:=IFERROR([.E14]*[.F14];&quot;&quot;)" table:style-name="ce10">
            <text:p>$39,60</text:p>
          </table:table-cell>
          <table:table-cell office:value-type="float" office:value="383" table:style-name="ce20">
            <text:p>383</text:p>
          </table:table-cell>
          <table:table-cell table:style-name="ce21"/>
          <table:table-cell office:value-type="float" office:value="5.67" table:formula="of:=IFERROR(LOOKUP(IF([.I14]=&quot;&quot;;[.E14];[.I14]);{0;1;10;25;50;100;250;500;1000;2500};{0;5.67;5.441;4.9872;4.7606;4.5339;3.9672;3.85384;3.28709;3.0604});&quot;&quot;)" table:style-name="ce22">
            <office:annotation draw:style-name="a52" svg:x="8.61458333333333in" svg:y="2.14583333333333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5.67 <text:s text:c="5"/>$5.67</text:span></text:p>
              <text:p><text:span text:style-name="T1"><text:s text:c="4"/>10 <text:s text:c="2"/>$5.44 <text:s text:c="4"/>$54.41</text:span></text:p>
              <text:p><text:span text:style-name="T1"><text:s text:c="4"/>25 <text:s text:c="2"/>$4.99 <text:s text:c="3"/>$124.68</text:span></text:p>
              <text:p><text:span text:style-name="T1"><text:s text:c="4"/>50 <text:s text:c="2"/>$4.76 <text:s text:c="3"/>$238.03</text:span></text:p>
              <text:p><text:span text:style-name="T1"><text:s text:c="3"/>100 <text:s text:c="2"/>$4.53 <text:s text:c="3"/>$453.39</text:span></text:p>
              <text:p><text:span text:style-name="T1"><text:s text:c="3"/>250 <text:s text:c="2"/>$3.97 <text:s text:c="3"/>$991.80</text:span></text:p>
              <text:p><text:span text:style-name="T1"><text:s text:c="3"/>500 <text:s text:c="2"/>$3.85 <text:s text:c="2"/>$1926.92</text:span></text:p>
              <text:p><text:span text:style-name="T1"><text:s text:c="2"/>1000 <text:s text:c="2"/>$3.29 <text:s text:c="2"/>$3287.09</text:span></text:p>
              <text:p><text:span text:style-name="T1"><text:s text:c="2"/>2500 <text:s text:c="2"/>$3.06 <text:s text:c="2"/>$7651.00</text:span></text:p>
            </office:annotation>
            <text:p>$5,67</text:p>
          </table:table-cell>
          <table:table-cell office:value-type="float" office:value="45.36" table:formula="of:=IFERROR(IF([.I14]=&quot;&quot;;[.E14];[.I14])*[.J14];&quot;&quot;)" table:style-name="ce23">
            <text:p>$45,36</text:p>
          </table:table-cell>
          <table:table-cell office:value-type="string" table:style-name="ce11">
            <text:p><text:a xlink:href="http://www.digikey.com/scripts/DkSearch/dksus.dll?WT.z_header=search_go&amp;lang=en&amp;keywords=57GB5FX+">SC2416-ND</text:a></text:p>
          </table:table-cell>
          <table:table-cell table:number-columns-repeated="5" table:style-name="ce1"/>
          <table:table-cell office:value-type="float" office:value="2553" table:style-name="ce36">
            <text:p>2553</text:p>
          </table:table-cell>
          <table:table-cell table:style-name="ce37"/>
          <table:table-cell office:value-type="float" office:value="6.84" table:formula="of:=IFERROR(LOOKUP(IF([.S14]=&quot;&quot;;[.E14];[.S14]);{0;1;10;25;50;100;250;500;1000;2500};{0;6.84;5.14;4.73;4.49;4.3;3.84;3.25;3;2.93});&quot;&quot;)" table:style-name="ce39">
            <office:annotation draw:style-name="a53" svg:x="17.6979166666667in" svg:y="2.14583333333333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6.84 <text:s text:c="5"/>$6.84</text:span></text:p>
              <text:p><text:span text:style-name="T1"><text:s text:c="4"/>10 <text:s text:c="2"/>$5.14 <text:s text:c="4"/>$51.40</text:span></text:p>
              <text:p><text:span text:style-name="T1"><text:s text:c="4"/>25 <text:s text:c="2"/>$4.73 <text:s text:c="3"/>$118.25</text:span></text:p>
              <text:p><text:span text:style-name="T1"><text:s text:c="4"/>50 <text:s text:c="2"/>$4.49 <text:s text:c="3"/>$224.50</text:span></text:p>
              <text:p><text:span text:style-name="T1"><text:s text:c="3"/>100 <text:s text:c="2"/>$4.30 <text:s text:c="3"/>$430.00</text:span></text:p>
              <text:p><text:span text:style-name="T1"><text:s text:c="3"/>250 <text:s text:c="2"/>$3.84 <text:s text:c="3"/>$960.00</text:span></text:p>
              <text:p><text:span text:style-name="T1"><text:s text:c="3"/>500 <text:s text:c="2"/>$3.25 <text:s text:c="2"/>$1625.00</text:span></text:p>
              <text:p><text:span text:style-name="T1"><text:s text:c="2"/>1000 <text:s text:c="2"/>$3.00 <text:s text:c="2"/>$3000.00</text:span></text:p>
              <text:p><text:span text:style-name="T1"><text:s text:c="2"/>2500 <text:s text:c="2"/>$2.93 <text:s text:c="2"/>$7325.00</text:span></text:p>
            </office:annotation>
            <text:p>$6,84</text:p>
          </table:table-cell>
          <table:table-cell office:value-type="float" office:value="54.72" table:formula="of:=IFERROR(IF([.S14]=&quot;&quot;;[.E14];[.S14])*[.T14];&quot;&quot;)" table:style-name="ce65">
            <text:p>$54,72</text:p>
          </table:table-cell>
          <table:table-cell office:value-type="string" table:style-name="ce11">
            <text:p><text:a xlink:href="https://www.mouser.com/Search/Refine.aspx?Keyword=57GB5FX+">502-57GB5FX</text:a></text:p>
          </table:table-cell>
          <table:table-cell office:value-type="float" office:value="86" table:style-name="ce68">
            <text:p>86</text:p>
          </table:table-cell>
          <table:table-cell office:value-type="float" office:value="6" table:style-name="ce69">
            <text:p>6</text:p>
          </table:table-cell>
          <table:table-cell office:value-type="float" office:value="4.95" table:formula="of:=IFERROR(LOOKUP(IF([.X14]=&quot;&quot;;[.E14];[.X14]);{0;1;10;25;100;250;500;1000};{0;4.95;3.7;3.43;3.3;3;2.59;2.56});&quot;&quot;)" table:style-name="ce77">
            <office:annotation draw:style-name="a54" svg:x="22.2395833333333in" svg:y="2.27083333333333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4.95 <text:s text:c="5"/>$4.95</text:span></text:p>
              <text:p><text:span text:style-name="T1"><text:s text:c="4"/>10 <text:s text:c="2"/>$3.70 <text:s text:c="4"/>$37.00</text:span></text:p>
              <text:p><text:span text:style-name="T1"><text:s text:c="4"/>25 <text:s text:c="2"/>$3.43 <text:s text:c="4"/>$85.75</text:span></text:p>
              <text:p><text:span text:style-name="T1"><text:s text:c="3"/>100 <text:s text:c="2"/>$3.30 <text:s text:c="3"/>$330.00</text:span></text:p>
              <text:p><text:span text:style-name="T1"><text:s text:c="3"/>250 <text:s text:c="2"/>$3.00 <text:s text:c="3"/>$750.00</text:span></text:p>
              <text:p><text:span text:style-name="T1"><text:s text:c="3"/>500 <text:s text:c="2"/>$2.59 <text:s text:c="2"/>$1295.00</text:span></text:p>
              <text:p><text:span text:style-name="T1"><text:s text:c="2"/>1000 <text:s text:c="2"/>$2.56 <text:s text:c="2"/>$2560.00</text:span></text:p>
            </office:annotation>
            <text:p>$4,95</text:p>
          </table:table-cell>
          <table:table-cell office:value-type="float" office:value="29.700000000000003" table:formula="of:=IFERROR(IF([.X14]=&quot;&quot;;[.E14];[.X14])*[.Y14];&quot;&quot;)" table:style-name="ce76">
            <text:p>$29,70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57GB5FX+">89K7666</text:a></text:p>
          </table:table-cell>
          <table:table-cell office:value-type="string" table:style-name="ce12">
            <office:annotation draw:style-name="a55" svg:x="25.375in" svg:y="2.60416666666667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number-columns-repeated="3" table:style-name="ce1"/>
          <table:table-cell office:value-type="string" table:style-name="ce11">
            <text:p><text:a xlink:href="http://it.rs-online.com/web/c/?searchTerm=57GB5FX+">878-6917</text:a>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9">
            <text:p>J502-J504</text:p>
          </table:table-cell>
          <table:table-cell office:value-type="string" table:style-name="ce9">
            <text:p>GS2</text:p>
          </table:table-cell>
          <table:table-cell office:value-type="string" table:style-name="ce9">
            <text:p>MATHSTERK:SB2</text:p>
          </table:table-cell>
          <table:table-cell table:style-name="ce1"/>
          <table:table-cell office:value-type="float" office:value="12" table:formula="of:=$$BoardQty*3" table:style-name="ce26">
            <text:p>12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5]*[.F15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LED1-LED116</text:p>
          </table:table-cell>
          <table:table-cell office:value-type="string" table:style-name="ce9">
            <text:p>SK9822</text:p>
          </table:table-cell>
          <table:table-cell office:value-type="string" table:style-name="ce9">
            <text:p>MATHSTERK:LED_RGB_5050-6</text:p>
          </table:table-cell>
          <table:table-cell table:style-name="ce1"/>
          <table:table-cell office:value-type="float" office:value="464" table:formula="of:=$$BoardQty*116" table:style-name="ce27">
            <text:p>464</text:p>
          </table:table-cell>
          <table:table-cell office:value-type="float" office:value="0.25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25</text:p>
          </table:table-cell>
          <table:table-cell office:value-type="float" office:value="116" table:formula="of:=IFERROR([.E16]*[.F16];&quot;&quot;)" table:style-name="ce10">
            <text:p>$116,00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,25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9">
            <text:p>OLED501</text:p>
          </table:table-cell>
          <table:table-cell office:value-type="string" table:style-name="ce9">
            <text:p>1.5"OLED</text:p>
          </table:table-cell>
          <table:table-cell office:value-type="string" table:style-name="ce9">
            <text:p>MATHSTERK:OLED</text:p>
          </table:table-cell>
          <table:table-cell office:value-type="string" table:style-name="ce9">
            <text:p>1431</text:p>
          </table:table-cell>
          <table:table-cell office:value-type="float" office:value="4" table:formula="of:=$$BoardQty*1" table:style-name="ce28">
            <text:p>4</text:p>
          </table:table-cell>
          <table:table-cell office:value-type="float" office:value="40.950000000000003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40,95</text:p>
          </table:table-cell>
          <table:table-cell office:value-type="float" office:value="163.80000000000001" table:formula="of:=IFERROR([.E17]*[.F17];&quot;&quot;)" table:style-name="ce10">
            <text:p>$163,80</text:p>
          </table:table-cell>
          <table:table-cell table:number-columns-repeated="10" table:style-name="ce1"/>
          <table:table-cell office:value-type="float" office:value="37" table:style-name="ce30">
            <text:p>37</text:p>
          </table:table-cell>
          <table:table-cell office:value-type="float" office:value="3" table:style-name="ce38">
            <text:p>3</text:p>
          </table:table-cell>
          <table:table-cell office:value-type="float" office:value="40.950000000000003" table:formula="of:=IFERROR(LOOKUP(IF([.S17]=&quot;&quot;;[.E17];[.S17]);{0;1};{0;40.95});&quot;&quot;)" table:style-name="ce31">
            <office:annotation draw:style-name="a56" svg:x="17.6979166666667in" svg:y="3.21875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/>$40.95 <text:s text:c="4"/>$40.95</text:span></text:p>
            </office:annotation>
            <text:p>$40,95</text:p>
          </table:table-cell>
          <table:table-cell office:value-type="float" office:value="122.85000000000001" table:formula="of:=IFERROR(IF([.S17]=&quot;&quot;;[.E17];[.S17])*[.T17];&quot;&quot;)" table:style-name="ce40">
            <text:p>$122,85</text:p>
          </table:table-cell>
          <table:table-cell office:value-type="string" table:style-name="ce11">
            <text:p><text:a xlink:href="https://www.mouser.com/ProductDetail/Adafruit/1431?qs=sGAEpiMZZMsMyYRRhGMFNvdcrRe1DvIb23LoKiVQBGM%3D">485-1431</text:a>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9">
            <text:p>PSU1</text:p>
          </table:table-cell>
          <table:table-cell office:value-type="string" table:style-name="ce9">
            <text:p>IRM-45</text:p>
          </table:table-cell>
          <table:table-cell table:style-name="ce1"/>
          <table:table-cell office:value-type="string" table:style-name="ce9">
            <text:p>IRM-45-5</text:p>
          </table:table-cell>
          <table:table-cell office:value-type="float" office:value="4" table:formula="of:=$$BoardQty*1" table:style-name="ce29">
            <text:p>4</text:p>
          </table:table-cell>
          <table:table-cell office:value-type="float" office:value="12.4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12,40</text:p>
          </table:table-cell>
          <table:table-cell office:value-type="float" office:value="49.6" table:formula="of:=IFERROR([.E18]*[.F18];&quot;&quot;)" table:style-name="ce10">
            <text:p>$49,60</text:p>
          </table:table-cell>
          <table:table-cell table:number-columns-repeated="10" table:style-name="ce1"/>
          <table:table-cell office:value-type="float" office:value="100" table:style-name="ce33">
            <text:p>100</text:p>
          </table:table-cell>
          <table:table-cell table:style-name="ce35"/>
          <table:table-cell office:value-type="float" office:value="18.23" table:formula="of:=IFERROR(LOOKUP(IF([.S18]=&quot;&quot;;[.E18];[.S18]);{0;1;10;20;50;100;200;500};{0;18.23;17.86;17.51;17.19;16.86;16.55;16.25});&quot;&quot;)" table:style-name="ce32">
            <office:annotation draw:style-name="a57" svg:x="17.6979166666667in" svg:y="3.10416666666667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/>$18.23 <text:s text:c="4"/>$18.23</text:span></text:p>
              <text:p><text:span text:style-name="T1"><text:s text:c="4"/>10 <text:s/>$17.86 <text:s text:c="3"/>$178.60</text:span></text:p>
              <text:p><text:span text:style-name="T1"><text:s text:c="4"/>20 <text:s/>$17.51 <text:s text:c="3"/>$350.20</text:span></text:p>
              <text:p><text:span text:style-name="T1"><text:s text:c="4"/>50 <text:s/>$17.19 <text:s text:c="3"/>$859.50</text:span></text:p>
              <text:p><text:span text:style-name="T1"><text:s text:c="3"/>100 <text:s/>$16.86 <text:s text:c="2"/>$1686.00</text:span></text:p>
              <text:p><text:span text:style-name="T1"><text:s text:c="3"/>200 <text:s/>$16.55 <text:s text:c="2"/>$3310.00</text:span></text:p>
              <text:p><text:span text:style-name="T1"><text:s text:c="3"/>500 <text:s/>$16.25 <text:s text:c="2"/>$8125.00</text:span></text:p>
            </office:annotation>
            <text:p>$18,23</text:p>
          </table:table-cell>
          <table:table-cell office:value-type="float" office:value="72.92" table:formula="of:=IFERROR(IF([.S18]=&quot;&quot;;[.E18];[.S18])*[.T18];&quot;&quot;)" table:style-name="ce34">
            <text:p>$72,92</text:p>
          </table:table-cell>
          <table:table-cell office:value-type="string" table:style-name="ce11">
            <text:p><text:a xlink:href="https://www.mouser.com/ProductDetail/MEAN-WELL/IRM-45-5?qs=sGAEpiMZZMuWiaalG5TUgItXvBdzAI9%252bvFTzxtRkSTqFceB9k4JzKQ%3D%3D">709-IRM45-5</text:a></text:p>
          </table:table-cell>
          <table:table-cell office:value-type="float" office:value="29" table:style-name="ce116">
            <text:p>29</text:p>
          </table:table-cell>
          <table:table-cell table:style-name="ce114"/>
          <table:table-cell office:value-type="float" office:value="13.5" table:formula="of:=IFERROR(LOOKUP(IF([.X18]=&quot;&quot;;[.E18];[.X18]);{0;1;10;25;50;100;250;500};{0;13.5;13.23;12.97;12.73;12.49;12.26;12.04});&quot;&quot;)" table:style-name="ce110">
            <office:annotation draw:style-name="a58" svg:x="22.2395833333333in" svg:y="3.10416666666667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/>$13.50 <text:s text:c="4"/>$13.50</text:span></text:p>
              <text:p><text:span text:style-name="T1"><text:s text:c="4"/>10 <text:s/>$13.23 <text:s text:c="3"/>$132.30</text:span></text:p>
              <text:p><text:span text:style-name="T1"><text:s text:c="4"/>25 <text:s/>$12.97 <text:s text:c="3"/>$324.25</text:span></text:p>
              <text:p><text:span text:style-name="T1"><text:s text:c="4"/>50 <text:s/>$12.73 <text:s text:c="3"/>$636.50</text:span></text:p>
              <text:p><text:span text:style-name="T1"><text:s text:c="3"/>100 <text:s/>$12.49 <text:s text:c="2"/>$1249.00</text:span></text:p>
              <text:p><text:span text:style-name="T1"><text:s text:c="3"/>250 <text:s/>$12.26 <text:s text:c="2"/>$3065.00</text:span></text:p>
              <text:p><text:span text:style-name="T1"><text:s text:c="3"/>500 <text:s/>$12.04 <text:s text:c="2"/>$6020.00</text:span></text:p>
            </office:annotation>
            <text:p>$13,50</text:p>
          </table:table-cell>
          <table:table-cell office:value-type="float" office:value="54" table:formula="of:=IFERROR(IF([.X18]=&quot;&quot;;[.E18];[.X18])*[.Y18];&quot;&quot;)" table:style-name="ce111">
            <text:p>$54,00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IRM-45-5+">44AC5387</text:a></text:p>
          </table:table-cell>
          <table:table-cell office:value-type="float" office:value="2" table:style-name="ce9">
            <text:p>2</text:p>
          </table:table-cell>
          <table:table-cell table:number-columns-repeated="3" table:style-name="ce1"/>
          <table:table-cell office:value-type="string" table:style-name="ce11">
            <text:p><text:a xlink:href="http://it.rs-online.com/web/c/?searchTerm=IRM-45-5+">135-8955</text:a></text:p>
          </table:table-cell>
          <table:table-cell office:value-type="float" office:value="3" table:style-name="ce122">
            <text:p>3</text:p>
          </table:table-cell>
          <table:table-cell office:value-type="float" office:value="3" table:style-name="ce127">
            <text:p>3</text:p>
          </table:table-cell>
          <table:table-cell office:value-type="float" office:value="12.4" table:formula="of:=IFERROR(LOOKUP(IF([.AH18]=&quot;&quot;;[.E18];[.AH18]);{0;1;5;10;20};{0;12.4;11.8;11.3;11});&quot;&quot;)" table:style-name="ce123">
            <office:annotation draw:style-name="a59" svg:x="31.3229166666667in" svg:y="3.3125in" svg:width="1.39583333333333in" svg:height="1.01041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/>$12.40 <text:s text:c="4"/>$12.40</text:span></text:p>
              <text:p><text:span text:style-name="T1"><text:s text:c="5"/>5 <text:s/>$11.80 <text:s text:c="4"/>$59.00</text:span></text:p>
              <text:p><text:span text:style-name="T1"><text:s text:c="4"/>10 <text:s/>$11.30 <text:s text:c="3"/>$113.00</text:span></text:p>
              <text:p><text:span text:style-name="T1"><text:s text:c="4"/>20 <text:s/>$11.00 <text:s text:c="3"/>$220.00</text:span></text:p>
            </office:annotation>
            <text:p>$12,40</text:p>
          </table:table-cell>
          <table:table-cell office:value-type="float" office:value="37.200000000000003" table:formula="of:=IFERROR(IF([.AH18]=&quot;&quot;;[.E18];[.AH18])*[.AI18];&quot;&quot;)" table:style-name="ce124">
            <text:p>$37,20</text:p>
          </table:table-cell>
          <table:table-cell office:value-type="string" table:style-name="ce11">
            <text:p><text:a xlink:href="https://www.tme.eu/en/details/irm-45-5/built-in-power-supplies/mean-well/">IRM-45-5</text:a></text:p>
          </table:table-cell>
          <table:table-cell table:number-columns-repeated="16347"/>
        </table:table-row>
        <table:table-row table:style-name="ro4">
          <table:table-cell office:value-type="string" table:style-name="ce9">
            <text:p>R514,R521</text:p>
          </table:table-cell>
          <table:table-cell office:value-type="string" table:style-name="ce9">
            <text:p>220R</text:p>
          </table:table-cell>
          <table:table-cell office:value-type="string" table:style-name="ce9">
            <text:p>Resistors_SMD:R_1206_HandSoldering</text:p>
          </table:table-cell>
          <table:table-cell office:value-type="string" table:style-name="ce9">
            <text:p>C0603C106M8PACTU</text:p>
          </table:table-cell>
          <table:table-cell office:value-type="float" office:value="8" table:formula="of:=$$BoardQty*2" table:style-name="ce47">
            <text:p>8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19]*[.F19];&quot;&quot;)" table:style-name="ce10">
            <text:p>$0,00</text:p>
          </table:table-cell>
          <table:table-cell office:value-type="string" table:style-name="ce87">
            <office:annotation draw:style-name="a60" svg:x="7.20833333333333in" svg:y="3.63541666666667in" svg:width="1.40625in" svg:height="0.770833333333333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ERROR(LOOKUP(IF([.I19]=&quot;&quot;;[.E19];[.I19]);{0;1;4000};{0;0.12176;0.12176});&quot;&quot;)" table:style-name="ce99">
            <office:annotation draw:style-name="a61" svg:x="8.61458333333333in" svg:y="3.63541666666667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12 <text:s text:c="5"/>$0.12</text:span></text:p>
              <text:p><text:span text:style-name="T1"><text:s text:c="2"/>4000 <text:s text:c="2"/>$0.12 <text:s text:c="3"/>$487.04</text:span></text:p>
            </office:annotation>
            <text:p>$0,00</text:p>
          </table:table-cell>
          <table:table-cell office:value-type="float" office:value="0" table:formula="of:=IFERROR(IF([.I19]=&quot;&quot;;[.E19];[.I19])*[.J19];&quot;&quot;)" table:style-name="ce100">
            <text:p>$0,00</text:p>
          </table:table-cell>
          <table:table-cell office:value-type="string" table:style-name="ce11">
            <text:p><text:a xlink:href="http://www.digikey.com/scripts/DkSearch/dksus.dll?WT.z_header=search_go&amp;lang=en&amp;keywords=C0603C106M8PACTU+">399-14945-2-ND</text:a></text:p>
          </table:table-cell>
          <table:table-cell table:number-columns-repeated="5" table:style-name="ce1"/>
          <table:table-cell office:value-type="float" office:value="64322" table:style-name="ce174">
            <text:p>64322</text:p>
          </table:table-cell>
          <table:table-cell table:style-name="ce177"/>
          <table:table-cell office:value-type="float" office:value="0.47099999999999997" table:formula="of:=IFERROR(LOOKUP(IF([.S19]=&quot;&quot;;[.E19];[.S19]);{0;1;10;100;500;1000;4000;8000;24000;48000};{0;0.471;0.273;0.165;0.151;0.135;0.1;0.091;0.089;0.078});&quot;&quot;)" table:style-name="ce173">
            <office:annotation draw:style-name="a62" svg:x="17.6979166666667in" svg:y="3.1875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7 <text:s text:c="5"/>$0.47</text:span></text:p>
              <text:p><text:span text:style-name="T1"><text:s text:c="4"/>10 <text:s text:c="2"/>$0.27 <text:s text:c="5"/>$2.73</text:span></text:p>
              <text:p><text:span text:style-name="T1"><text:s text:c="3"/>100 <text:s text:c="2"/>$0.17 <text:s text:c="4"/>$16.50</text:span></text:p>
              <text:p><text:span text:style-name="T1"><text:s text:c="3"/>500 <text:s text:c="2"/>$0.15 <text:s text:c="4"/>$75.50</text:span></text:p>
              <text:p><text:span text:style-name="T1"><text:s text:c="2"/>1000 <text:s text:c="2"/>$0.14 <text:s text:c="3"/>$135.00</text:span></text:p>
              <text:p><text:span text:style-name="T1"><text:s text:c="2"/>4000 <text:s text:c="2"/>$0.10 <text:s text:c="3"/>$400.00</text:span></text:p>
              <text:p><text:span text:style-name="T1"><text:s text:c="2"/>8000 <text:s text:c="2"/>$0.09 <text:s text:c="3"/>$728.00</text:span></text:p>
              <text:p><text:span text:style-name="T1"><text:s/>24000 <text:s text:c="2"/>$0.09 <text:s text:c="2"/>$2136.00</text:span></text:p>
              <text:p><text:span text:style-name="T1"><text:s/>48000 <text:s text:c="2"/>$0.08 <text:s text:c="2"/>$3744.00</text:span></text:p>
            </office:annotation>
            <text:p>$0,47</text:p>
          </table:table-cell>
          <table:table-cell office:value-type="float" office:value="3.7679999999999998" table:formula="of:=IFERROR(IF([.S19]=&quot;&quot;;[.E19];[.S19])*[.T19];&quot;&quot;)" table:style-name="ce175">
            <text:p>$3,77</text:p>
          </table:table-cell>
          <table:table-cell office:value-type="string" table:style-name="ce11">
            <text:p><text:a xlink:href="https://www.mouser.com/Search/Refine.aspx?Keyword=C0603C106M8PACTU+">80-C0603C106M8PACTU</text:a></text:p>
          </table:table-cell>
          <table:table-cell office:value-type="float" office:value="820" table:style-name="ce117">
            <text:p>820</text:p>
          </table:table-cell>
          <table:table-cell table:style-name="ce115"/>
          <table:table-cell office:value-type="float" office:value="0.26600000000000001" table:formula="of:=IFERROR(LOOKUP(IF([.X19]=&quot;&quot;;[.E19];[.X19]);{0;1;10;25;50;100;250;500;1000};{0;0.266;0.266;0.231;0.196;0.161;0.154;0.147;0.132});&quot;&quot;)" table:style-name="ce112">
            <office:annotation draw:style-name="a63" svg:x="22.2395833333333in" svg:y="3.25in" svg:width="1.39583333333333in" svg:height="1.541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27 <text:s text:c="5"/>$0.27</text:span></text:p>
              <text:p><text:span text:style-name="T1"><text:s text:c="4"/>10 <text:s text:c="2"/>$0.27 <text:s text:c="5"/>$2.66</text:span></text:p>
              <text:p><text:span text:style-name="T1"><text:s text:c="4"/>25 <text:s text:c="2"/>$0.23 <text:s text:c="5"/>$5.78</text:span></text:p>
              <text:p><text:span text:style-name="T1"><text:s text:c="4"/>50 <text:s text:c="2"/>$0.20 <text:s text:c="5"/>$9.80</text:span></text:p>
              <text:p><text:span text:style-name="T1"><text:s text:c="3"/>100 <text:s text:c="2"/>$0.16 <text:s text:c="4"/>$16.10</text:span></text:p>
              <text:p><text:span text:style-name="T1"><text:s text:c="3"/>250 <text:s text:c="2"/>$0.15 <text:s text:c="4"/>$38.50</text:span></text:p>
              <text:p><text:span text:style-name="T1"><text:s text:c="3"/>500 <text:s text:c="2"/>$0.15 <text:s text:c="4"/>$73.50</text:span></text:p>
              <text:p><text:span text:style-name="T1"><text:s text:c="2"/>1000 <text:s text:c="2"/>$0.13 <text:s text:c="3"/>$132.00</text:span></text:p>
            </office:annotation>
            <text:p>$0,27</text:p>
          </table:table-cell>
          <table:table-cell office:value-type="float" office:value="2.1280000000000001" table:formula="of:=IFERROR(IF([.X19]=&quot;&quot;;[.E19];[.X19])*[.Y19];&quot;&quot;)" table:style-name="ce113">
            <text:p>$2,13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C0603C106M8PACTU+">45AC6535</text:a>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9">
            <text:p>R519</text:p>
          </table:table-cell>
          <table:table-cell office:value-type="string" table:style-name="ce9">
            <text:p>330R</text:p>
          </table:table-cell>
          <table:table-cell office:value-type="string" table:style-name="ce9">
            <text:p>Resistors_SMD:R_1206_HandSoldering</text:p>
          </table:table-cell>
          <table:table-cell office:value-type="string" table:style-name="ce9">
            <text:p>C0603C106M8PACTU</text:p>
          </table:table-cell>
          <table:table-cell office:value-type="float" office:value="4" table:formula="of:=$$BoardQty*1" table:style-name="ce44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20]*[.F20];&quot;&quot;)" table:style-name="ce10">
            <text:p>$0,00</text:p>
          </table:table-cell>
          <table:table-cell office:value-type="string" table:style-name="ce86">
            <office:annotation draw:style-name="a64" svg:x="7.20833333333333in" svg:y="3.85416666666667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office:value-type="float" office:value="0" table:style-name="ce89">
            <text:p>0</text:p>
          </table:table-cell>
          <table:table-cell office:value-type="float" office:value="0" table:formula="of:=IFERROR(LOOKUP(IF([.I20]=&quot;&quot;;[.E20];[.I20]);{0;1;4000};{0;0.12176;0.12176});&quot;&quot;)" table:style-name="ce98">
            <office:annotation draw:style-name="a65" svg:x="8.61458333333333in" svg:y="3.85416666666667in" svg:width="1.39583333333333in" svg:height="0.76041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12 <text:s text:c="5"/>$0.12</text:span></text:p>
              <text:p><text:span text:style-name="T1"><text:s text:c="2"/>4000 <text:s text:c="2"/>$0.12 <text:s text:c="3"/>$487.04</text:span></text:p>
            </office:annotation>
            <text:p>$0,00</text:p>
          </table:table-cell>
          <table:table-cell office:value-type="float" office:value="0" table:formula="of:=IFERROR(IF([.I20]=&quot;&quot;;[.E20];[.I20])*[.J20];&quot;&quot;)" table:style-name="ce101">
            <text:p>$0,00</text:p>
          </table:table-cell>
          <table:table-cell office:value-type="string" table:style-name="ce11">
            <text:p><text:a xlink:href="http://www.digikey.com/scripts/DkSearch/dksus.dll?WT.z_header=search_go&amp;lang=en&amp;keywords=C0603C106M8PACTU+">399-14945-2-ND</text:a></text:p>
          </table:table-cell>
          <table:table-cell table:number-columns-repeated="5" table:style-name="ce1"/>
          <table:table-cell office:value-type="float" office:value="64322" table:style-name="ce162">
            <text:p>64322</text:p>
          </table:table-cell>
          <table:table-cell table:style-name="ce167"/>
          <table:table-cell office:value-type="float" office:value="0.47099999999999997" table:formula="of:=IFERROR(LOOKUP(IF([.S20]=&quot;&quot;;[.E20];[.S20]);{0;1;10;100;500;1000;4000;8000;24000;48000};{0;0.471;0.273;0.165;0.151;0.135;0.1;0.091;0.089;0.078});&quot;&quot;)" table:style-name="ce163">
            <office:annotation draw:style-name="a66" svg:x="17.6979166666667in" svg:y="3.39583333333333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7 <text:s text:c="5"/>$0.47</text:span></text:p>
              <text:p><text:span text:style-name="T1"><text:s text:c="4"/>10 <text:s text:c="2"/>$0.27 <text:s text:c="5"/>$2.73</text:span></text:p>
              <text:p><text:span text:style-name="T1"><text:s text:c="3"/>100 <text:s text:c="2"/>$0.17 <text:s text:c="4"/>$16.50</text:span></text:p>
              <text:p><text:span text:style-name="T1"><text:s text:c="3"/>500 <text:s text:c="2"/>$0.15 <text:s text:c="4"/>$75.50</text:span></text:p>
              <text:p><text:span text:style-name="T1"><text:s text:c="2"/>1000 <text:s text:c="2"/>$0.14 <text:s text:c="3"/>$135.00</text:span></text:p>
              <text:p><text:span text:style-name="T1"><text:s text:c="2"/>4000 <text:s text:c="2"/>$0.10 <text:s text:c="3"/>$400.00</text:span></text:p>
              <text:p><text:span text:style-name="T1"><text:s text:c="2"/>8000 <text:s text:c="2"/>$0.09 <text:s text:c="3"/>$728.00</text:span></text:p>
              <text:p><text:span text:style-name="T1"><text:s/>24000 <text:s text:c="2"/>$0.09 <text:s text:c="2"/>$2136.00</text:span></text:p>
              <text:p><text:span text:style-name="T1"><text:s/>48000 <text:s text:c="2"/>$0.08 <text:s text:c="2"/>$3744.00</text:span></text:p>
            </office:annotation>
            <text:p>$0,47</text:p>
          </table:table-cell>
          <table:table-cell office:value-type="float" office:value="1.8839999999999999" table:formula="of:=IFERROR(IF([.S20]=&quot;&quot;;[.E20];[.S20])*[.T20];&quot;&quot;)" table:style-name="ce176">
            <text:p>$1,88</text:p>
          </table:table-cell>
          <table:table-cell office:value-type="string" table:style-name="ce11">
            <text:p><text:a xlink:href="https://www.mouser.com/Search/Refine.aspx?Keyword=C0603C106M8PACTU+">80-C0603C106M8PACTU</text:a></text:p>
          </table:table-cell>
          <table:table-cell office:value-type="float" office:value="820" table:style-name="ce118">
            <text:p>820</text:p>
          </table:table-cell>
          <table:table-cell table:style-name="ce148"/>
          <table:table-cell office:value-type="float" office:value="0.26600000000000001" table:formula="of:=IFERROR(LOOKUP(IF([.X20]=&quot;&quot;;[.E20];[.X20]);{0;1;10;25;50;100;250;500;1000};{0;0.266;0.266;0.231;0.196;0.161;0.154;0.147;0.132});&quot;&quot;)" table:style-name="ce145">
            <office:annotation draw:style-name="a67" svg:x="22.2395833333333in" svg:y="3.45833333333333in" svg:width="1.39583333333333in" svg:height="1.541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27 <text:s text:c="5"/>$0.27</text:span></text:p>
              <text:p><text:span text:style-name="T1"><text:s text:c="4"/>10 <text:s text:c="2"/>$0.27 <text:s text:c="5"/>$2.66</text:span></text:p>
              <text:p><text:span text:style-name="T1"><text:s text:c="4"/>25 <text:s text:c="2"/>$0.23 <text:s text:c="5"/>$5.78</text:span></text:p>
              <text:p><text:span text:style-name="T1"><text:s text:c="4"/>50 <text:s text:c="2"/>$0.20 <text:s text:c="5"/>$9.80</text:span></text:p>
              <text:p><text:span text:style-name="T1"><text:s text:c="3"/>100 <text:s text:c="2"/>$0.16 <text:s text:c="4"/>$16.10</text:span></text:p>
              <text:p><text:span text:style-name="T1"><text:s text:c="3"/>250 <text:s text:c="2"/>$0.15 <text:s text:c="4"/>$38.50</text:span></text:p>
              <text:p><text:span text:style-name="T1"><text:s text:c="3"/>500 <text:s text:c="2"/>$0.15 <text:s text:c="4"/>$73.50</text:span></text:p>
              <text:p><text:span text:style-name="T1"><text:s text:c="2"/>1000 <text:s text:c="2"/>$0.13 <text:s text:c="3"/>$132.00</text:span></text:p>
            </office:annotation>
            <text:p>$0,27</text:p>
          </table:table-cell>
          <table:table-cell office:value-type="float" office:value="1.0640000000000001" table:formula="of:=IFERROR(IF([.X20]=&quot;&quot;;[.E20];[.X20])*[.Y20];&quot;&quot;)" table:style-name="ce144">
            <text:p>$1,06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C0603C106M8PACTU+">45AC6535</text:a>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9">
            <text:p>R201-R255,R501-R513,R515-R518,R520,R522</text:p>
          </table:table-cell>
          <table:table-cell office:value-type="string" table:style-name="ce9">
            <text:p>10K</text:p>
          </table:table-cell>
          <table:table-cell office:value-type="string" table:style-name="ce9">
            <text:p>Resistors_SMD:R_1206_HandSoldering</text:p>
          </table:table-cell>
          <table:table-cell office:value-type="string" table:style-name="ce9">
            <text:p>C0603C106M8PACTU</text:p>
          </table:table-cell>
          <table:table-cell office:value-type="float" office:value="296" table:formula="of:=$$BoardQty*74" table:style-name="ce43">
            <text:p>296</text:p>
          </table:table-cell>
          <table:table-cell office:value-type="float" office:value="0.12175999999999999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12</text:p>
          </table:table-cell>
          <table:table-cell office:value-type="float" office:value="36.040959999999998" table:formula="of:=IFERROR([.E21]*[.F21];&quot;&quot;)" table:style-name="ce10">
            <text:p>$36,04</text:p>
          </table:table-cell>
          <table:table-cell office:value-type="string" table:style-name="ce90">
            <office:annotation draw:style-name="a68" svg:x="7.20833333333333in" svg:y="4.0625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style-name="ce92"/>
          <table:table-cell office:value-type="float" office:value="0.12175999999999999" table:formula="of:=IFERROR(LOOKUP(IF([.I21]=&quot;&quot;;[.E21];[.I21]);{0;1;4000};{0;0.12176;0.12176});&quot;&quot;)" table:style-name="ce91">
            <office:annotation draw:style-name="a69" svg:x="8.61458333333333in" svg:y="4.0625in" svg:width="1.39583333333333in" svg:height="0.76041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12 <text:s text:c="5"/>$0.12</text:span></text:p>
              <text:p><text:span text:style-name="T1"><text:s text:c="2"/>4000 <text:s text:c="2"/>$0.12 <text:s text:c="3"/>$487.04</text:span></text:p>
            </office:annotation>
            <text:p>$0,12</text:p>
          </table:table-cell>
          <table:table-cell office:value-type="float" office:value="36.040959999999998" table:formula="of:=IFERROR(IF([.I21]=&quot;&quot;;[.E21];[.I21])*[.J21];&quot;&quot;)" table:style-name="ce93">
            <text:p>$36,04</text:p>
          </table:table-cell>
          <table:table-cell office:value-type="string" table:style-name="ce11">
            <text:p><text:a xlink:href="http://www.digikey.com/scripts/DkSearch/dksus.dll?WT.z_header=search_go&amp;lang=en&amp;keywords=C0603C106M8PACTU+">399-14945-2-ND</text:a></text:p>
          </table:table-cell>
          <table:table-cell table:number-columns-repeated="5" table:style-name="ce1"/>
          <table:table-cell office:value-type="float" office:value="64322" table:style-name="ce165">
            <text:p>64322</text:p>
          </table:table-cell>
          <table:table-cell table:style-name="ce168"/>
          <table:table-cell office:value-type="float" office:value="0.16500000000000001" table:formula="of:=IFERROR(LOOKUP(IF([.S21]=&quot;&quot;;[.E21];[.S21]);{0;1;10;100;500;1000;4000;8000;24000;48000};{0;0.471;0.273;0.165;0.151;0.135;0.1;0.091;0.089;0.078});&quot;&quot;)" table:style-name="ce164">
            <office:annotation draw:style-name="a70" svg:x="17.6979166666667in" svg:y="3.60416666666667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7 <text:s text:c="5"/>$0.47</text:span></text:p>
              <text:p><text:span text:style-name="T1"><text:s text:c="4"/>10 <text:s text:c="2"/>$0.27 <text:s text:c="5"/>$2.73</text:span></text:p>
              <text:p><text:span text:style-name="T1"><text:s text:c="3"/>100 <text:s text:c="2"/>$0.17 <text:s text:c="4"/>$16.50</text:span></text:p>
              <text:p><text:span text:style-name="T1"><text:s text:c="3"/>500 <text:s text:c="2"/>$0.15 <text:s text:c="4"/>$75.50</text:span></text:p>
              <text:p><text:span text:style-name="T1"><text:s text:c="2"/>1000 <text:s text:c="2"/>$0.14 <text:s text:c="3"/>$135.00</text:span></text:p>
              <text:p><text:span text:style-name="T1"><text:s text:c="2"/>4000 <text:s text:c="2"/>$0.10 <text:s text:c="3"/>$400.00</text:span></text:p>
              <text:p><text:span text:style-name="T1"><text:s text:c="2"/>8000 <text:s text:c="2"/>$0.09 <text:s text:c="3"/>$728.00</text:span></text:p>
              <text:p><text:span text:style-name="T1"><text:s/>24000 <text:s text:c="2"/>$0.09 <text:s text:c="2"/>$2136.00</text:span></text:p>
              <text:p><text:span text:style-name="T1"><text:s/>48000 <text:s text:c="2"/>$0.08 <text:s text:c="2"/>$3744.00</text:span></text:p>
            </office:annotation>
            <text:p>$0,17</text:p>
          </table:table-cell>
          <table:table-cell office:value-type="float" office:value="48.84" table:formula="of:=IFERROR(IF([.S21]=&quot;&quot;;[.E21];[.S21])*[.T21];&quot;&quot;)" table:style-name="ce166">
            <text:p>$48,84</text:p>
          </table:table-cell>
          <table:table-cell office:value-type="string" table:style-name="ce11">
            <text:p><text:a xlink:href="https://www.mouser.com/Search/Refine.aspx?Keyword=C0603C106M8PACTU+">80-C0603C106M8PACTU</text:a></text:p>
          </table:table-cell>
          <table:table-cell office:value-type="float" office:value="820" table:style-name="ce119">
            <text:p>820</text:p>
          </table:table-cell>
          <table:table-cell office:value-type="float" office:value="222" table:style-name="ce149">
            <text:p>222</text:p>
          </table:table-cell>
          <table:table-cell office:value-type="float" office:value="0.161" table:formula="of:=IFERROR(LOOKUP(IF([.X21]=&quot;&quot;;[.E21];[.X21]);{0;1;10;25;50;100;250;500;1000};{0;0.266;0.266;0.231;0.196;0.161;0.154;0.147;0.132});&quot;&quot;)" table:style-name="ce146">
            <office:annotation draw:style-name="a71" svg:x="22.2395833333333in" svg:y="3.66666666666667in" svg:width="1.39583333333333in" svg:height="1.541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27 <text:s text:c="5"/>$0.27</text:span></text:p>
              <text:p><text:span text:style-name="T1"><text:s text:c="4"/>10 <text:s text:c="2"/>$0.27 <text:s text:c="5"/>$2.66</text:span></text:p>
              <text:p><text:span text:style-name="T1"><text:s text:c="4"/>25 <text:s text:c="2"/>$0.23 <text:s text:c="5"/>$5.78</text:span></text:p>
              <text:p><text:span text:style-name="T1"><text:s text:c="4"/>50 <text:s text:c="2"/>$0.20 <text:s text:c="5"/>$9.80</text:span></text:p>
              <text:p><text:span text:style-name="T1"><text:s text:c="3"/>100 <text:s text:c="2"/>$0.16 <text:s text:c="4"/>$16.10</text:span></text:p>
              <text:p><text:span text:style-name="T1"><text:s text:c="3"/>250 <text:s text:c="2"/>$0.15 <text:s text:c="4"/>$38.50</text:span></text:p>
              <text:p><text:span text:style-name="T1"><text:s text:c="3"/>500 <text:s text:c="2"/>$0.15 <text:s text:c="4"/>$73.50</text:span></text:p>
              <text:p><text:span text:style-name="T1"><text:s text:c="2"/>1000 <text:s text:c="2"/>$0.13 <text:s text:c="3"/>$132.00</text:span></text:p>
            </office:annotation>
            <text:p>$0,16</text:p>
          </table:table-cell>
          <table:table-cell office:value-type="float" office:value="35.742000000000004" table:formula="of:=IFERROR(IF([.X21]=&quot;&quot;;[.E21];[.X21])*[.Y21];&quot;&quot;)" table:style-name="ce147">
            <text:p>$35,74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C0603C106M8PACTU+">45AC6535</text:a>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9">
            <text:p>RV201,RV203,RV204,RV206,RV207,RV209,RV211-RV213,RV215-RV217</text:p>
          </table:table-cell>
          <table:table-cell office:value-type="string" table:style-name="ce9">
            <text:p>POT</text:p>
          </table:table-cell>
          <table:table-cell office:value-type="string" table:style-name="ce9">
            <text:p>MATHSTERK:Pot</text:p>
          </table:table-cell>
          <table:table-cell office:value-type="string" table:style-name="ce9">
            <text:p>RK09D1130A1L</text:p>
          </table:table-cell>
          <table:table-cell office:value-type="float" office:value="48" table:formula="of:=$$BoardQty*12" table:style-name="ce41">
            <text:p>48</text:p>
          </table:table-cell>
          <table:table-cell office:value-type="float" office:value="0.62693920000000003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63</text:p>
          </table:table-cell>
          <table:table-cell office:value-type="float" office:value="30.093081600000001" table:formula="of:=IFERROR([.E22]*[.F22];&quot;&quot;)" table:style-name="ce10">
            <text:p>$30,09</text:p>
          </table:table-cell>
          <table:table-cell table:number-columns-repeated="10" table:style-name="ce1"/>
          <table:table-cell office:value-type="float" office:value="1670" table:style-name="ce154">
            <text:p>1670</text:p>
          </table:table-cell>
          <table:table-cell table:style-name="ce160"/>
          <table:table-cell office:value-type="float" office:value="1.06" table:formula="of:=IFERROR(LOOKUP(IF([.S22]=&quot;&quot;;[.E22];[.S22]);{0;1;25;50;100;500;1000;2500;5000;10000};{0;1.18;1.06;0.999;0.944;0.851;0.84;0.833;0.826;0.824});&quot;&quot;)" table:style-name="ce155">
            <office:annotation draw:style-name="a72" svg:x="17.6979166666667in" svg:y="3.8125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1.18 <text:s text:c="5"/>$1.18</text:span></text:p>
              <text:p><text:span text:style-name="T1"><text:s text:c="4"/>25 <text:s text:c="2"/>$1.06 <text:s text:c="4"/>$26.50</text:span></text:p>
              <text:p><text:span text:style-name="T1"><text:s text:c="4"/>50 <text:s text:c="2"/>$1.00 <text:s text:c="4"/>$49.95</text:span></text:p>
              <text:p><text:span text:style-name="T1"><text:s text:c="3"/>100 <text:s text:c="2"/>$0.94 <text:s text:c="4"/>$94.40</text:span></text:p>
              <text:p><text:span text:style-name="T1"><text:s text:c="3"/>500 <text:s text:c="2"/>$0.85 <text:s text:c="3"/>$425.50</text:span></text:p>
              <text:p><text:span text:style-name="T1"><text:s text:c="2"/>1000 <text:s text:c="2"/>$0.84 <text:s text:c="3"/>$840.00</text:span></text:p>
              <text:p><text:span text:style-name="T1"><text:s text:c="2"/>2500 <text:s text:c="2"/>$0.83 <text:s text:c="2"/>$2082.50</text:span></text:p>
              <text:p><text:span text:style-name="T1"><text:s text:c="2"/>5000 <text:s text:c="2"/>$0.83 <text:s text:c="2"/>$4130.00</text:span></text:p>
              <text:p><text:span text:style-name="T1"><text:s/>10000 <text:s text:c="2"/>$0.82 <text:s text:c="2"/>$8240.00</text:span></text:p>
            </office:annotation>
            <text:p>$1,06</text:p>
          </table:table-cell>
          <table:table-cell office:value-type="float" office:value="50.88" table:formula="of:=IFERROR(IF([.S22]=&quot;&quot;;[.E22];[.S22])*[.T22];&quot;&quot;)" table:style-name="ce158">
            <text:p>$50,88</text:p>
          </table:table-cell>
          <table:table-cell office:value-type="string" table:style-name="ce11">
            <text:p><text:a xlink:href="https://www.mouser.com/Search/Refine.aspx?Keyword=RK09D1130A1L+">688-RK09D1130A1L</text:a></text:p>
          </table:table-cell>
          <table:table-cell table:number-columns-repeated="5" table:style-name="ce1"/>
          <table:table-cell office:value-type="float" office:value="2000" table:style-name="ce130">
            <text:p>2000</text:p>
          </table:table-cell>
          <table:table-cell office:value-type="float" office:value="36" table:style-name="ce129">
            <text:p>36</text:p>
          </table:table-cell>
          <table:table-cell office:value-type="float" office:value="0.62693920000000003" table:formula="of:=IFERROR(LOOKUP(IF([.AC22]=&quot;&quot;;[.E22];[.AC22]);{0;1;1000};{0;0.6269392;0.6269392});&quot;&quot;)" table:style-name="ce131">
            <office:annotation draw:style-name="a73" svg:x="26.78125in" svg:y="4.27083333333333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63 <text:s text:c="5"/>$0.63</text:span></text:p>
              <text:p><text:span text:style-name="T1"><text:s text:c="2"/>1000 <text:s text:c="2"/>$0.63 <text:s text:c="3"/>$626.94</text:span></text:p>
            </office:annotation>
            <text:p>$0,63</text:p>
          </table:table-cell>
          <table:table-cell office:value-type="float" office:value="22.5698112" table:formula="of:=IFERROR(IF([.AC22]=&quot;&quot;;[.E22];[.AC22])*[.AD22];&quot;&quot;)" table:style-name="ce132">
            <text:p>$22,57</text:p>
          </table:table-cell>
          <table:table-cell office:value-type="string" table:style-name="ce11">
            <text:p><text:a xlink:href="http://it.rs-online.com/web/p/potenziometri/1727564/">172-7564</text:a>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9">
            <text:p>RV202,RV205,RV208,RV210,RV214,RV218-RV222</text:p>
          </table:table-cell>
          <table:table-cell office:value-type="string" table:style-name="ce9">
            <text:p>POT</text:p>
          </table:table-cell>
          <table:table-cell office:value-type="string" table:style-name="ce9">
            <text:p>MATHSTERK:slidepot</text:p>
          </table:table-cell>
          <table:table-cell office:value-type="string" table:style-name="ce9">
            <text:p>RS6011YA6009</text:p>
          </table:table-cell>
          <table:table-cell office:value-type="float" office:value="40" table:formula="of:=$$BoardQty*10" table:style-name="ce42">
            <text:p>40</text:p>
          </table:table-cell>
          <table:table-cell office:value-type="float" office:value="3.58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3,58</text:p>
          </table:table-cell>
          <table:table-cell office:value-type="float" office:value="143.19999999999999" table:formula="of:=IFERROR([.E23]*[.F23];&quot;&quot;)" table:style-name="ce10">
            <text:p>$143,20</text:p>
          </table:table-cell>
          <table:table-cell table:number-columns-repeated="10" table:style-name="ce1"/>
          <table:table-cell office:value-type="float" office:value="691" table:style-name="ce157">
            <text:p>691</text:p>
          </table:table-cell>
          <table:table-cell office:value-type="float" office:value="30" table:style-name="ce161">
            <text:p>30</text:p>
          </table:table-cell>
          <table:table-cell office:value-type="float" office:value="3.58" table:formula="of:=IFERROR(LOOKUP(IF([.S23]=&quot;&quot;;[.E23];[.S23]);{0;1;25;50;100;200;500;1000;2000;5000};{0;4.45;3.58;2.98;2.7;2.38;2.3;2.2;2.08;1.75});&quot;&quot;)" table:style-name="ce156">
            <office:annotation draw:style-name="a74" svg:x="17.6979166666667in" svg:y="4.02083333333333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4.45 <text:s text:c="5"/>$4.45</text:span></text:p>
              <text:p><text:span text:style-name="T1"><text:s text:c="4"/>25 <text:s text:c="2"/>$3.58 <text:s text:c="4"/>$89.50</text:span></text:p>
              <text:p><text:span text:style-name="T1"><text:s text:c="4"/>50 <text:s text:c="2"/>$2.98 <text:s text:c="3"/>$149.00</text:span></text:p>
              <text:p><text:span text:style-name="T1"><text:s text:c="3"/>100 <text:s text:c="2"/>$2.70 <text:s text:c="3"/>$270.00</text:span></text:p>
              <text:p><text:span text:style-name="T1"><text:s text:c="3"/>200 <text:s text:c="2"/>$2.38 <text:s text:c="3"/>$476.00</text:span></text:p>
              <text:p><text:span text:style-name="T1"><text:s text:c="3"/>500 <text:s text:c="2"/>$2.30 <text:s text:c="2"/>$1150.00</text:span></text:p>
              <text:p><text:span text:style-name="T1"><text:s text:c="2"/>1000 <text:s text:c="2"/>$2.20 <text:s text:c="2"/>$2200.00</text:span></text:p>
              <text:p><text:span text:style-name="T1"><text:s text:c="2"/>2000 <text:s text:c="2"/>$2.08 <text:s text:c="2"/>$4160.00</text:span></text:p>
              <text:p><text:span text:style-name="T1"><text:s text:c="2"/>5000 <text:s text:c="2"/>$1.75 <text:s text:c="2"/>$8750.00</text:span></text:p>
            </office:annotation>
            <text:p>$3,58</text:p>
          </table:table-cell>
          <table:table-cell office:value-type="float" office:value="107.4" table:formula="of:=IFERROR(IF([.S23]=&quot;&quot;;[.E23];[.S23])*[.T23];&quot;&quot;)" table:style-name="ce159">
            <text:p>$107,40</text:p>
          </table:table-cell>
          <table:table-cell office:value-type="string" table:style-name="ce11">
            <text:p><text:a xlink:href="https://www.mouser.com/Search/Refine.aspx?Keyword=RS6011YA6009+">688-RS6011YA6009</text:a>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9">
            <text:p>SW501</text:p>
          </table:table-cell>
          <table:table-cell office:value-type="string" table:style-name="ce9">
            <text:p>PEC11R-4215F-S0024</text:p>
          </table:table-cell>
          <table:table-cell office:value-type="string" table:style-name="ce9">
            <text:p>MATHSTERK:Rotary_Encoder_Switched_PEC11R</text:p>
          </table:table-cell>
          <table:table-cell office:value-type="string" table:style-name="ce9">
            <text:p>PEC11R-4215F-S0024</text:p>
          </table:table-cell>
          <table:table-cell office:value-type="float" office:value="4" table:formula="of:=$$BoardQty*1" table:style-name="ce45">
            <text:p>4</text:p>
          </table:table-cell>
          <table:table-cell office:value-type="float" office:value="1.63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1,63</text:p>
          </table:table-cell>
          <table:table-cell office:value-type="float" office:value="6.52" table:formula="of:=IFERROR([.E24]*[.F24];&quot;&quot;)" table:style-name="ce10">
            <text:p>$6,52</text:p>
          </table:table-cell>
          <table:table-cell office:value-type="float" office:value="2571" table:style-name="ce94">
            <text:p>2571</text:p>
          </table:table-cell>
          <table:table-cell table:style-name="ce96"/>
          <table:table-cell office:value-type="float" office:value="1.68" table:formula="of:=IFERROR(LOOKUP(IF([.I24]=&quot;&quot;;[.E24];[.I24]);{0;1;10;25;50;100;250;500;1000;5000};{0;1.68;1.566;1.4792;1.305;1.073;1.044;0.986;0.928;0.812});&quot;&quot;)" table:style-name="ce95">
            <office:annotation draw:style-name="a75" svg:x="8.61458333333333in" svg:y="4.22916666666667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1.68 <text:s text:c="5"/>$1.68</text:span></text:p>
              <text:p><text:span text:style-name="T1"><text:s text:c="4"/>10 <text:s text:c="2"/>$1.57 <text:s text:c="4"/>$15.66</text:span></text:p>
              <text:p><text:span text:style-name="T1"><text:s text:c="4"/>25 <text:s text:c="2"/>$1.48 <text:s text:c="4"/>$36.98</text:span></text:p>
              <text:p><text:span text:style-name="T1"><text:s text:c="4"/>50 <text:s text:c="2"/>$1.30 <text:s text:c="4"/>$65.25</text:span></text:p>
              <text:p><text:span text:style-name="T1"><text:s text:c="3"/>100 <text:s text:c="2"/>$1.07 <text:s text:c="3"/>$107.30</text:span></text:p>
              <text:p><text:span text:style-name="T1"><text:s text:c="3"/>250 <text:s text:c="2"/>$1.04 <text:s text:c="3"/>$261.00</text:span></text:p>
              <text:p><text:span text:style-name="T1"><text:s text:c="3"/>500 <text:s text:c="2"/>$0.99 <text:s text:c="3"/>$493.00</text:span></text:p>
              <text:p><text:span text:style-name="T1"><text:s text:c="2"/>1000 <text:s text:c="2"/>$0.93 <text:s text:c="3"/>$928.00</text:span></text:p>
              <text:p><text:span text:style-name="T1"><text:s text:c="2"/>5000 <text:s text:c="2"/>$0.81 <text:s text:c="2"/>$4060.00</text:span></text:p>
            </office:annotation>
            <text:p>$1,68</text:p>
          </table:table-cell>
          <table:table-cell office:value-type="float" office:value="6.72" table:formula="of:=IFERROR(IF([.I24]=&quot;&quot;;[.E24];[.I24])*[.J24];&quot;&quot;)" table:style-name="ce97">
            <text:p>$6,72</text:p>
          </table:table-cell>
          <table:table-cell office:value-type="string" table:style-name="ce11">
            <text:p><text:a xlink:href="http://www.digikey.com/scripts/DkSearch/dksus.dll?WT.z_header=search_go&amp;lang=en&amp;keywords=PEC11R-4215F-S0024+">PEC11R-4215F-S0024-ND</text:a></text:p>
          </table:table-cell>
          <table:table-cell table:number-columns-repeated="5" table:style-name="ce1"/>
          <table:table-cell office:value-type="float" office:value="1469" table:style-name="ce179">
            <text:p>1469</text:p>
          </table:table-cell>
          <table:table-cell table:style-name="ce184"/>
          <table:table-cell office:value-type="float" office:value="1.68" table:formula="of:=IFERROR(LOOKUP(IF([.S24]=&quot;&quot;;[.E24];[.S24]);{0;1;10;50;100;250;500;1000};{0;1.68;1.48;1.3;1.11;1.08;1.05;1.02});&quot;&quot;)" table:style-name="ce178">
            <office:annotation draw:style-name="a76" svg:x="17.6979166666667in" svg:y="4.35416666666667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1.68 <text:s text:c="5"/>$1.68</text:span></text:p>
              <text:p><text:span text:style-name="T1"><text:s text:c="4"/>10 <text:s text:c="2"/>$1.48 <text:s text:c="4"/>$14.80</text:span></text:p>
              <text:p><text:span text:style-name="T1"><text:s text:c="4"/>50 <text:s text:c="2"/>$1.30 <text:s text:c="4"/>$65.00</text:span></text:p>
              <text:p><text:span text:style-name="T1"><text:s text:c="3"/>100 <text:s text:c="2"/>$1.11 <text:s text:c="3"/>$111.00</text:span></text:p>
              <text:p><text:span text:style-name="T1"><text:s text:c="3"/>250 <text:s text:c="2"/>$1.08 <text:s text:c="3"/>$270.00</text:span></text:p>
              <text:p><text:span text:style-name="T1"><text:s text:c="3"/>500 <text:s text:c="2"/>$1.05 <text:s text:c="3"/>$525.00</text:span></text:p>
              <text:p><text:span text:style-name="T1"><text:s text:c="2"/>1000 <text:s text:c="2"/>$1.02 <text:s text:c="2"/>$1020.00</text:span></text:p>
            </office:annotation>
            <text:p>$1,68</text:p>
          </table:table-cell>
          <table:table-cell office:value-type="float" office:value="6.72" table:formula="of:=IFERROR(IF([.S24]=&quot;&quot;;[.E24];[.S24])*[.T24];&quot;&quot;)" table:style-name="ce182">
            <text:p>$6,72</text:p>
          </table:table-cell>
          <table:table-cell office:value-type="string" table:style-name="ce11">
            <text:p><text:a xlink:href="https://www.mouser.com/Search/Refine.aspx?Keyword=PEC11R-4215F-S0024+">652-PEC11R-4215F-S24</text:a></text:p>
          </table:table-cell>
          <table:table-cell office:value-type="float" office:value="5" table:style-name="ce120">
            <text:p>5</text:p>
          </table:table-cell>
          <table:table-cell office:value-type="float" office:value="3" table:style-name="ce137">
            <text:p>3</text:p>
          </table:table-cell>
          <table:table-cell office:value-type="float" office:value="1.63" table:formula="of:=IFERROR(LOOKUP(IF([.X24]=&quot;&quot;;[.E24];[.X24]);{0;1;10;25;50;100;500;1000;2500};{0;1.63;1.44;1.36;1.27;1.05;0.957;0.901;0.844});&quot;&quot;)" table:style-name="ce133">
            <office:annotation draw:style-name="a77" svg:x="22.2395833333333in" svg:y="4.29166666666667in" svg:width="1.39583333333333in" svg:height="1.541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1.63 <text:s text:c="5"/>$1.63</text:span></text:p>
              <text:p><text:span text:style-name="T1"><text:s text:c="4"/>10 <text:s text:c="2"/>$1.44 <text:s text:c="4"/>$14.40</text:span></text:p>
              <text:p><text:span text:style-name="T1"><text:s text:c="4"/>25 <text:s text:c="2"/>$1.36 <text:s text:c="4"/>$34.00</text:span></text:p>
              <text:p><text:span text:style-name="T1"><text:s text:c="4"/>50 <text:s text:c="2"/>$1.27 <text:s text:c="4"/>$63.50</text:span></text:p>
              <text:p><text:span text:style-name="T1"><text:s text:c="3"/>100 <text:s text:c="2"/>$1.05 <text:s text:c="3"/>$105.00</text:span></text:p>
              <text:p><text:span text:style-name="T1"><text:s text:c="3"/>500 <text:s text:c="2"/>$0.96 <text:s text:c="3"/>$478.50</text:span></text:p>
              <text:p><text:span text:style-name="T1"><text:s text:c="2"/>1000 <text:s text:c="2"/>$0.90 <text:s text:c="3"/>$901.00</text:span></text:p>
              <text:p><text:span text:style-name="T1"><text:s text:c="2"/>2500 <text:s text:c="2"/>$0.84 <text:s text:c="2"/>$2110.00</text:span></text:p>
            </office:annotation>
            <text:p>$1,63</text:p>
          </table:table-cell>
          <table:table-cell office:value-type="float" office:value="4.8899999999999997" table:formula="of:=IFERROR(IF([.X24]=&quot;&quot;;[.E24];[.X24])*[.Y24];&quot;&quot;)" table:style-name="ce135">
            <text:p>$4,89</text:p>
          </table:table-cell>
          <table:table-cell office:value-type="string" table:style-name="ce11">
            <text:p><text:a xlink:href="http://www.newark.com/webapp/wcs/stores/servlet/Search?catalogId=15003&amp;langId=-1&amp;storeId=10194&amp;gs=true&amp;st=PEC11R-4215F-S0024+">46Y2635</text:a></text:p>
          </table:table-cell>
          <table:table-cell office:value-type="float" office:value="70" table:style-name="ce9">
            <text:p>70</text:p>
          </table:table-cell>
          <table:table-cell table:number-columns-repeated="3" table:style-name="ce1"/>
          <table:table-cell office:value-type="string" table:style-name="ce11">
            <text:p><text:a xlink:href="http://it.rs-online.com/web/p/encoder-meccanici-rotativi/7377748/">737-7748</text:a></text:p>
          </table:table-cell>
          <table:table-cell office:value-type="float" office:value="25" table:style-name="ce139">
            <text:p>25</text:p>
          </table:table-cell>
          <table:table-cell table:style-name="ce128"/>
          <table:table-cell office:value-type="float" office:value="2.0299999999999998" table:formula="of:=IFERROR(LOOKUP(IF([.AH24]=&quot;&quot;;[.E24];[.AH24]);{0;1;10;75;150};{0;2.03;1.67;1.31;1.26});&quot;&quot;)" table:style-name="ce125">
            <office:annotation draw:style-name="a78" svg:x="31.3229166666667in" svg:y="4.5625in" svg:width="1.39583333333333in" svg:height="1.01041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2.03 <text:s text:c="5"/>$2.03</text:span></text:p>
              <text:p><text:span text:style-name="T1"><text:s text:c="4"/>10 <text:s text:c="2"/>$1.67 <text:s text:c="4"/>$16.70</text:span></text:p>
              <text:p><text:span text:style-name="T1"><text:s text:c="4"/>75 <text:s text:c="2"/>$1.31 <text:s text:c="4"/>$98.25</text:span></text:p>
              <text:p><text:span text:style-name="T1"><text:s text:c="3"/>150 <text:s text:c="2"/>$1.26 <text:s text:c="3"/>$189.00</text:span></text:p>
            </office:annotation>
            <text:p>$2,03</text:p>
          </table:table-cell>
          <table:table-cell office:value-type="float" office:value="8.1199999999999992" table:formula="of:=IFERROR(IF([.AH24]=&quot;&quot;;[.E24];[.AH24])*[.AI24];&quot;&quot;)" table:style-name="ce126">
            <text:p>$8,12</text:p>
          </table:table-cell>
          <table:table-cell office:value-type="string" table:style-name="ce11">
            <text:p><text:a xlink:href="https://www.tme.eu/en/details/pec11r-4215f-s0024/incremental-type-encoders/bourns/">PEC11R-4215F-S0024</text:a></text:p>
          </table:table-cell>
          <table:table-cell table:number-columns-repeated="16347"/>
        </table:table-row>
        <table:table-row table:style-name="ro4">
          <table:table-cell office:value-type="string" table:style-name="ce9">
            <text:p>SW201-SW255</text:p>
          </table:table-cell>
          <table:table-cell office:value-type="string" table:style-name="ce9">
            <text:p>SW_SPDT_6pin</text:p>
          </table:table-cell>
          <table:table-cell office:value-type="string" table:style-name="ce9">
            <text:p>MATHSTERK:8mm_push_button</text:p>
          </table:table-cell>
          <table:table-cell office:value-type="string" table:style-name="ce9">
            <text:p>MHPS2285</text:p>
          </table:table-cell>
          <table:table-cell office:value-type="float" office:value="220" table:formula="of:=$$BoardQty*55" table:style-name="ce46">
            <text:p>220</text:p>
          </table:table-cell>
          <table:table-cell office:value-type="float" office:value="0.34239999999999998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34</text:p>
          </table:table-cell>
          <table:table-cell office:value-type="float" office:value="75.328000000000003" table:formula="of:=IFERROR([.E25]*[.F25];&quot;&quot;)" table:style-name="ce10">
            <text:p>$75,33</text:p>
          </table:table-cell>
          <table:table-cell office:value-type="string" table:style-name="ce102">
            <office:annotation draw:style-name="a79" svg:x="7.20833333333333in" svg:y="4.88541666666667in" svg:width="1.40625in" svg:height="0.770833333333333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style-name="ce105"/>
          <table:table-cell office:value-type="float" office:value="0.34239999999999998" table:formula="of:=IFERROR(LOOKUP(IF([.I25]=&quot;&quot;;[.E25];[.I25]);{0;1;2000};{0;0.3424;0.3424});&quot;&quot;)" table:style-name="ce104">
            <office:annotation draw:style-name="a80" svg:x="8.61458333333333in" svg:y="4.88541666666667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34 <text:s text:c="5"/>$0.34</text:span></text:p>
              <text:p><text:span text:style-name="T1"><text:s text:c="2"/>2000 <text:s text:c="2"/>$0.34 <text:s text:c="3"/>$684.80</text:span></text:p>
            </office:annotation>
            <text:p>$0,34</text:p>
          </table:table-cell>
          <table:table-cell office:value-type="float" office:value="75.328000000000003" table:formula="of:=IFERROR(IF([.I25]=&quot;&quot;;[.E25];[.I25])*[.J25];&quot;&quot;)" table:style-name="ce103">
            <text:p>$75,33</text:p>
          </table:table-cell>
          <table:table-cell office:value-type="string" table:style-name="ce11">
            <text:p><text:a xlink:href="http://www.digikey.com/product-detail/en/apem-inc/MHPS2285/MHPS2285-ND/1795385">MHPS2285-ND</text:a></text:p>
          </table:table-cell>
          <table:table-cell table:number-columns-repeated="5" table:style-name="ce1"/>
          <table:table-cell office:value-type="float" office:value="1494" table:style-name="ce180">
            <text:p>1494</text:p>
          </table:table-cell>
          <table:table-cell office:value-type="float" office:value="165" table:style-name="ce185">
            <text:p>165</text:p>
          </table:table-cell>
          <table:table-cell office:value-type="float" office:value="0.40600000000000003" table:formula="of:=IFERROR(LOOKUP(IF([.S25]=&quot;&quot;;[.E25];[.S25]);{0;1;25;50;100;250;500;1000;2000;5000};{0;0.493;0.461;0.418;0.406;0.396;0.373;0.351;0.319;0.296});&quot;&quot;)" table:style-name="ce181">
            <office:annotation draw:style-name="a81" svg:x="17.6979166666667in" svg:y="4.4375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9 <text:s text:c="5"/>$0.49</text:span></text:p>
              <text:p><text:span text:style-name="T1"><text:s text:c="4"/>25 <text:s text:c="2"/>$0.46 <text:s text:c="4"/>$11.53</text:span></text:p>
              <text:p><text:span text:style-name="T1"><text:s text:c="4"/>50 <text:s text:c="2"/>$0.42 <text:s text:c="4"/>$20.90</text:span></text:p>
              <text:p><text:span text:style-name="T1"><text:s text:c="3"/>100 <text:s text:c="2"/>$0.41 <text:s text:c="4"/>$40.60</text:span></text:p>
              <text:p><text:span text:style-name="T1"><text:s text:c="3"/>250 <text:s text:c="2"/>$0.40 <text:s text:c="4"/>$99.00</text:span></text:p>
              <text:p><text:span text:style-name="T1"><text:s text:c="3"/>500 <text:s text:c="2"/>$0.37 <text:s text:c="3"/>$186.50</text:span></text:p>
              <text:p><text:span text:style-name="T1"><text:s text:c="2"/>1000 <text:s text:c="2"/>$0.35 <text:s text:c="3"/>$351.00</text:span></text:p>
              <text:p><text:span text:style-name="T1"><text:s text:c="2"/>2000 <text:s text:c="2"/>$0.32 <text:s text:c="3"/>$638.00</text:span></text:p>
              <text:p><text:span text:style-name="T1"><text:s text:c="2"/>5000 <text:s text:c="2"/>$0.30 <text:s text:c="2"/>$1480.00</text:span></text:p>
            </office:annotation>
            <text:p>$0,41</text:p>
          </table:table-cell>
          <table:table-cell office:value-type="float" office:value="66.990000000000009" table:formula="of:=IFERROR(IF([.S25]=&quot;&quot;;[.E25];[.S25])*[.T25];&quot;&quot;)" table:style-name="ce183">
            <text:p>$66,99</text:p>
          </table:table-cell>
          <table:table-cell office:value-type="string" table:style-name="ce11">
            <text:p><text:a xlink:href="https://www.mouser.com/ProductDetail/Apem/MHPS2285?qs=sGAEpiMZZMvxtGF7dlGNpiWIsZK%2FBfC045l8Tj%252bOhG0%3D">642-MHPS2285</text:a>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9">
            <text:p>U501</text:p>
          </table:table-cell>
          <table:table-cell office:value-type="string" table:style-name="ce9">
            <text:p>stm32f103-china-MS</text:p>
          </table:table-cell>
          <table:table-cell office:value-type="string" table:style-name="ce9">
            <text:p>MATHSTERK:stm32f103c8t6-module-china-MS</text:p>
          </table:table-cell>
          <table:table-cell table:style-name="ce1"/>
          <table:table-cell office:value-type="float" office:value="4" table:formula="of:=$$BoardQty*1" table:style-name="ce48">
            <text:p>4</text:p>
          </table:table-cell>
          <table:table-cell office:value-type="float" office:value="0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00</text:p>
          </table:table-cell>
          <table:table-cell office:value-type="float" office:value="0" table:formula="of:=IFERROR([.E26]*[.F26];&quot;&quot;)" table:style-name="ce10">
            <text:p>$0,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9">
            <text:p>U502</text:p>
          </table:table-cell>
          <table:table-cell office:value-type="string" table:style-name="ce9">
            <text:p>PC817</text:p>
          </table:table-cell>
          <table:table-cell office:value-type="string" table:style-name="ce9">
            <text:p>Housings_DIP:DIP-4_W7.62mm</text:p>
          </table:table-cell>
          <table:table-cell office:value-type="string" table:style-name="ce9">
            <text:p>PC817X1NSZ1B</text:p>
          </table:table-cell>
          <table:table-cell office:value-type="float" office:value="4" table:formula="of:=$$BoardQty*1" table:style-name="ce49">
            <text:p>4</text:p>
          </table:table-cell>
          <table:table-cell office:value-type="float" office:value="0.35899999999999999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36</text:p>
          </table:table-cell>
          <table:table-cell office:value-type="float" office:value="1.4359999999999999" table:formula="of:=IFERROR([.E27]*[.F27];&quot;&quot;)" table:style-name="ce10">
            <text:p>$1,44</text:p>
          </table:table-cell>
          <table:table-cell office:value-type="string" table:style-name="ce12">
            <office:annotation draw:style-name="a82" svg:x="7.20833333333333in" svg:y="5.3125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number-columns-repeated="3" table:style-name="ce1"/>
          <table:table-cell office:value-type="string" table:style-name="ce11">
            <text:p><text:a xlink:href="http://www.digikey.com/scripts/DkSearch/dksus.dll?WT.z_header=search_go&amp;lang=en&amp;keywords=PC817X1NSZ1B+">PC817X1NSZ1B-ND</text:a></text:p>
          </table:table-cell>
          <table:table-cell table:number-columns-repeated="5" table:style-name="ce1"/>
          <table:table-cell office:value-type="string" table:style-name="ce169">
            <office:annotation draw:style-name="a83" svg:x="16.2916666666667in" svg:y="5.3125in" svg:width="1.40625in" svg:height="0.760416666666667in">
              <dc:creator/>
              <text:p><text:span text:style-name="T1">This part is listed but is not normally stocked.</text:span></text:p>
            </office:annotation>
            <text:p>NonStk</text:p>
          </table:table-cell>
          <table:table-cell table:style-name="ce171"/>
          <table:table-cell office:value-type="float" office:value="0.35899999999999999" table:formula="of:=IFERROR(LOOKUP(IF([.S27]=&quot;&quot;;[.E27];[.S27]);{0;1;10;100;500;1000;2500;5000;10000;25000};{0;0.359;0.23;0.174;0.151;0.119;0.1;0.098;0.096;0.094});&quot;&quot;)" table:style-name="ce186">
            <office:annotation draw:style-name="a84" svg:x="17.6979166666667in" svg:y="4.85416666666667in" svg:width="1.39583333333333in" svg:height="1.67708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36 <text:s text:c="5"/>$0.36</text:span></text:p>
              <text:p><text:span text:style-name="T1"><text:s text:c="4"/>10 <text:s text:c="2"/>$0.23 <text:s text:c="5"/>$2.30</text:span></text:p>
              <text:p><text:span text:style-name="T1"><text:s text:c="3"/>100 <text:s text:c="2"/>$0.17 <text:s text:c="4"/>$17.40</text:span></text:p>
              <text:p><text:span text:style-name="T1"><text:s text:c="3"/>500 <text:s text:c="2"/>$0.15 <text:s text:c="4"/>$75.50</text:span></text:p>
              <text:p><text:span text:style-name="T1"><text:s text:c="2"/>1000 <text:s text:c="2"/>$0.12 <text:s text:c="3"/>$119.00</text:span></text:p>
              <text:p><text:span text:style-name="T1"><text:s text:c="2"/>2500 <text:s text:c="2"/>$0.10 <text:s text:c="3"/>$250.00</text:span></text:p>
              <text:p><text:span text:style-name="T1"><text:s text:c="2"/>5000 <text:s text:c="2"/>$0.10 <text:s text:c="3"/>$490.00</text:span></text:p>
              <text:p><text:span text:style-name="T1"><text:s/>10000 <text:s text:c="2"/>$0.10 <text:s text:c="3"/>$960.00</text:span></text:p>
              <text:p><text:span text:style-name="T1"><text:s/>25000 <text:s text:c="2"/>$0.09 <text:s text:c="2"/>$2350.00</text:span></text:p>
            </office:annotation>
            <text:p>$0,36</text:p>
          </table:table-cell>
          <table:table-cell office:value-type="float" office:value="1.4359999999999999" table:formula="of:=IFERROR(IF([.S27]=&quot;&quot;;[.E27];[.S27])*[.T27];&quot;&quot;)" table:style-name="ce188">
            <text:p>$1,44</text:p>
          </table:table-cell>
          <table:table-cell office:value-type="string" table:style-name="ce11">
            <text:p><text:a xlink:href="https://www.mouser.com/Search/Refine.aspx?Keyword=PC817X1NSZ1B+">852-PC817X1NSZ1B</text:a>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9">
            <text:p>U401-U410</text:p>
          </table:table-cell>
          <table:table-cell office:value-type="string" table:style-name="ce9">
            <text:p>74HC4051</text:p>
          </table:table-cell>
          <table:table-cell office:value-type="string" table:style-name="ce9">
            <text:p>Housings_DIP:DIP-16_W7.62mm_LongPads</text:p>
          </table:table-cell>
          <table:table-cell office:value-type="string" table:style-name="ce9">
            <text:p>CD74HC4051E</text:p>
          </table:table-cell>
          <table:table-cell office:value-type="float" office:value="40" table:formula="of:=$$BoardQty*10" table:style-name="ce50">
            <text:p>40</text:p>
          </table:table-cell>
          <table:table-cell office:value-type="float" office:value="0.41" table:formula="of:=MINA(INDIRECT(ADDRESS(ROW();COLUMN($$digikey_part_data)+2));INDIRECT(ADDRESS(ROW();COLUMN($$farnell_part_data)+2));INDIRECT(ADDRESS(ROW();COLUMN($$mouser_part_data)+2));INDIRECT(ADDRESS(ROW();COLUMN($$newark_part_data)+2));INDIRECT(ADDRESS(ROW();COLUMN($$rs_part_data)+2));INDIRECT(ADDRESS(ROW();COLUMN($$tme_part_data)+2)))" table:style-name="ce10">
            <text:p>$0,41</text:p>
          </table:table-cell>
          <table:table-cell office:value-type="float" office:value="16.399999999999999" table:formula="of:=IFERROR([.E28]*[.F28];&quot;&quot;)" table:style-name="ce10">
            <text:p>$16,40</text:p>
          </table:table-cell>
          <table:table-cell office:value-type="float" office:value="21824" table:style-name="ce107">
            <text:p>21824</text:p>
          </table:table-cell>
          <table:table-cell table:style-name="ce109"/>
          <table:table-cell office:value-type="float" office:value="0.53100000000000003" table:formula="of:=IFERROR(LOOKUP(IF([.I28]=&quot;&quot;;[.E28];[.I28]);{0;1;10;100;500;1000;1575};{0;0.6;0.531;0.4073;0.322;0.2576;0.2576});&quot;&quot;)" table:style-name="ce106">
            <office:annotation draw:style-name="a85" svg:x="8.61458333333333in" svg:y="5.26041666666667in" svg:width="1.39583333333333in" svg:height="1.28125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60 <text:s text:c="5"/>$0.60</text:span></text:p>
              <text:p><text:span text:style-name="T1"><text:s text:c="4"/>10 <text:s text:c="2"/>$0.53 <text:s text:c="5"/>$5.31</text:span></text:p>
              <text:p><text:span text:style-name="T1"><text:s text:c="3"/>100 <text:s text:c="2"/>$0.41 <text:s text:c="4"/>$40.73</text:span></text:p>
              <text:p><text:span text:style-name="T1"><text:s text:c="3"/>500 <text:s text:c="2"/>$0.32 <text:s text:c="3"/>$161.00</text:span></text:p>
              <text:p><text:span text:style-name="T1"><text:s text:c="2"/>1000 <text:s text:c="2"/>$0.26 <text:s text:c="3"/>$257.60</text:span></text:p>
              <text:p><text:span text:style-name="T1"><text:s text:c="2"/>1575 <text:s text:c="2"/>$0.26 <text:s text:c="3"/>$405.72</text:span></text:p>
            </office:annotation>
            <text:p>$0,53</text:p>
          </table:table-cell>
          <table:table-cell office:value-type="float" office:value="21.240000000000002" table:formula="of:=IFERROR(IF([.I28]=&quot;&quot;;[.E28];[.I28])*[.J28];&quot;&quot;)" table:style-name="ce108">
            <text:p>$21,24</text:p>
          </table:table-cell>
          <table:table-cell office:value-type="string" table:style-name="ce11">
            <text:p><text:a xlink:href="http://www.digikey.com/product-detail/en/texas-instruments/CD74HC4051E/296-12810-5-ND/475938">296-12810-5-ND</text:a></text:p>
          </table:table-cell>
          <table:table-cell table:number-columns-repeated="5" table:style-name="ce1"/>
          <table:table-cell office:value-type="float" office:value="6603" table:style-name="ce170">
            <text:p>6603</text:p>
          </table:table-cell>
          <table:table-cell table:style-name="ce172"/>
          <table:table-cell office:value-type="float" office:value="0.51300000000000001" table:formula="of:=IFERROR(LOOKUP(IF([.S28]=&quot;&quot;;[.E28];[.S28]);{0;1;10;100;1000;2000;5000;10000};{0;0.625;0.513;0.33;0.265;0.24;0.224;0.215});&quot;&quot;)" table:style-name="ce187">
            <office:annotation draw:style-name="a86" svg:x="17.6979166666667in" svg:y="5.1875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62 <text:s text:c="5"/>$0.62</text:span></text:p>
              <text:p><text:span text:style-name="T1"><text:s text:c="4"/>10 <text:s text:c="2"/>$0.51 <text:s text:c="5"/>$5.13</text:span></text:p>
              <text:p><text:span text:style-name="T1"><text:s text:c="3"/>100 <text:s text:c="2"/>$0.33 <text:s text:c="4"/>$33.00</text:span></text:p>
              <text:p><text:span text:style-name="T1"><text:s text:c="2"/>1000 <text:s text:c="2"/>$0.27 <text:s text:c="3"/>$265.00</text:span></text:p>
              <text:p><text:span text:style-name="T1"><text:s text:c="2"/>2000 <text:s text:c="2"/>$0.24 <text:s text:c="3"/>$480.00</text:span></text:p>
              <text:p><text:span text:style-name="T1"><text:s text:c="2"/>5000 <text:s text:c="2"/>$0.22 <text:s text:c="2"/>$1120.00</text:span></text:p>
              <text:p><text:span text:style-name="T1"><text:s/>10000 <text:s text:c="2"/>$0.21 <text:s text:c="2"/>$2150.00</text:span></text:p>
            </office:annotation>
            <text:p>$0,51</text:p>
          </table:table-cell>
          <table:table-cell office:value-type="float" office:value="20.52" table:formula="of:=IFERROR(IF([.S28]=&quot;&quot;;[.E28];[.S28])*[.T28];&quot;&quot;)" table:style-name="ce189">
            <text:p>$20,52</text:p>
          </table:table-cell>
          <table:table-cell office:value-type="string" table:style-name="ce11">
            <text:p><text:a xlink:href="https://www.mouser.com/ProductDetail/Texas-Instruments/CD74HC4051E?qs=sGAEpiMZZMtxrAS98ir%252bsyyzhQKXP6Bb3pukJv9M5Kc%3D">595-CD74HC4051E</text:a></text:p>
          </table:table-cell>
          <table:table-cell office:value-type="float" office:value="3719" table:style-name="ce121">
            <text:p>3719</text:p>
          </table:table-cell>
          <table:table-cell table:style-name="ce138"/>
          <table:table-cell office:value-type="float" office:value="0.5" table:formula="of:=IFERROR(LOOKUP(IF([.X28]=&quot;&quot;;[.E28];[.X28]);{0;1;10;100;500;1000;2500;10000};{0;0.61;0.5;0.322;0.29;0.258;0.234;0.21});&quot;&quot;)" table:style-name="ce134">
            <office:annotation draw:style-name="a87" svg:x="22.2395833333333in" svg:y="5.1875in" svg:width="1.39583333333333in" svg:height="1.41666666666667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61 <text:s text:c="5"/>$0.61</text:span></text:p>
              <text:p><text:span text:style-name="T1"><text:s text:c="4"/>10 <text:s text:c="2"/>$0.50 <text:s text:c="5"/>$5.00</text:span></text:p>
              <text:p><text:span text:style-name="T1"><text:s text:c="3"/>100 <text:s text:c="2"/>$0.32 <text:s text:c="4"/>$32.20</text:span></text:p>
              <text:p><text:span text:style-name="T1"><text:s text:c="3"/>500 <text:s text:c="2"/>$0.29 <text:s text:c="3"/>$145.00</text:span></text:p>
              <text:p><text:span text:style-name="T1"><text:s text:c="2"/>1000 <text:s text:c="2"/>$0.26 <text:s text:c="3"/>$258.00</text:span></text:p>
              <text:p><text:span text:style-name="T1"><text:s text:c="2"/>2500 <text:s text:c="2"/>$0.23 <text:s text:c="3"/>$585.00</text:span></text:p>
              <text:p><text:span text:style-name="T1"><text:s/>10000 <text:s text:c="2"/>$0.21 <text:s text:c="2"/>$2100.00</text:span></text:p>
            </office:annotation>
            <text:p>$0,50</text:p>
          </table:table-cell>
          <table:table-cell office:value-type="float" office:value="20" table:formula="of:=IFERROR(IF([.X28]=&quot;&quot;;[.E28];[.X28])*[.Y28];&quot;&quot;)" table:style-name="ce136">
            <text:p>$20,00</text:p>
          </table:table-cell>
          <table:table-cell office:value-type="string" table:style-name="ce11">
            <text:p><text:a xlink:href="http://www.newark.com/texas-instruments/cd74hc4051e/analog-mux-dmux-8-x-1-dip-16/dp/64K3094?st=CD74HC4051E">64K3094</text:a></text:p>
          </table:table-cell>
          <table:table-cell office:value-type="float" office:value="75" table:style-name="ce151">
            <text:p>75</text:p>
          </table:table-cell>
          <table:table-cell table:style-name="ce150"/>
          <table:table-cell office:value-type="float" office:value="0.53719839999999996" table:formula="of:=IFERROR(LOOKUP(IF([.AC28]=&quot;&quot;;[.E28];[.AC28]);{0;1;25};{0;0.5371984;0.5371984});&quot;&quot;)" table:style-name="ce152">
            <office:annotation draw:style-name="a88" svg:x="26.78125in" svg:y="5.52083333333333in" svg:width="1.39583333333333in" svg:height="0.770833333333333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54 <text:s text:c="5"/>$0.54</text:span></text:p>
              <text:p><text:span text:style-name="T1"><text:s text:c="4"/>25 <text:s text:c="2"/>$0.54 <text:s text:c="4"/>$13.43</text:span></text:p>
            </office:annotation>
            <text:p>$0,54</text:p>
          </table:table-cell>
          <table:table-cell office:value-type="float" office:value="21.487935999999998" table:formula="of:=IFERROR(IF([.AC28]=&quot;&quot;;[.E28];[.AC28])*[.AD28];&quot;&quot;)" table:style-name="ce153">
            <text:p>$21,49</text:p>
          </table:table-cell>
          <table:table-cell office:value-type="string" table:style-name="ce11">
            <text:p><text:a xlink:href="http://it.rs-online.com/web/p/multiplexer/0526694/">526-694</text:a></text:p>
          </table:table-cell>
          <table:table-cell office:value-type="float" office:value="111" table:style-name="ce140">
            <text:p>111</text:p>
          </table:table-cell>
          <table:table-cell office:value-type="float" office:value="30" table:style-name="ce143">
            <text:p>30</text:p>
          </table:table-cell>
          <table:table-cell office:value-type="float" office:value="0.41" table:formula="of:=IFERROR(LOOKUP(IF([.AH28]=&quot;&quot;;[.E28];[.AH28]);{0;1;3;10;50;250;1000};{0;0.447;0.447;0.41;0.359;0.297;0.26});&quot;&quot;)" table:style-name="ce141">
            <office:annotation draw:style-name="a89" svg:x="31.3229166666667in" svg:y="5.26041666666667in" svg:width="1.39583333333333in" svg:height="1.28125in">
              <dc:creator/>
              <text:p><text:span text:style-name="T1">Qty/Price Breaks:</text:span></text:p>
              <text:p><text:span text:style-name="T1"><text:s text:c="2"/>Qty <text:s/>- <text:s/>Unit$ <text:s/>- <text:s/>Ext$</text:span></text:p>
              <text:p><text:span text:style-name="T1">================</text:span></text:p>
              <text:p><text:span text:style-name="T1"><text:s text:c="5"/>1 <text:s text:c="2"/>$0.45 <text:s text:c="5"/>$0.45</text:span></text:p>
              <text:p><text:span text:style-name="T1"><text:s text:c="5"/>3 <text:s text:c="2"/>$0.45 <text:s text:c="5"/>$1.34</text:span></text:p>
              <text:p><text:span text:style-name="T1"><text:s text:c="4"/>10 <text:s text:c="2"/>$0.41 <text:s text:c="5"/>$4.10</text:span></text:p>
              <text:p><text:span text:style-name="T1"><text:s text:c="4"/>50 <text:s text:c="2"/>$0.36 <text:s text:c="4"/>$17.95</text:span></text:p>
              <text:p><text:span text:style-name="T1"><text:s text:c="3"/>250 <text:s text:c="2"/>$0.30 <text:s text:c="4"/>$74.25</text:span></text:p>
              <text:p><text:span text:style-name="T1"><text:s text:c="2"/>1000 <text:s text:c="2"/>$0.26 <text:s text:c="3"/>$260.00</text:span></text:p>
            </office:annotation>
            <text:p>$0,41</text:p>
          </table:table-cell>
          <table:table-cell office:value-type="float" office:value="12.299999999999999" table:formula="of:=IFERROR(IF([.AH28]=&quot;&quot;;[.E28];[.AH28])*[.AI28];&quot;&quot;)" table:style-name="ce142">
            <text:p>$12,30</text:p>
          </table:table-cell>
          <table:table-cell office:value-type="string" table:style-name="ce11">
            <text:p><text:a xlink:href="https://www.tme.eu/en/details/cd74hc4051e/decoders-multiplexers-switches/texas-instruments/">CD74HC4051E</text:a></text:p>
          </table:table-cell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3">
            <text:p>Distributors scraped by KiCost® v.0.1.43</text:p>
          </table:table-cell>
          <table:table-cell table:number-columns-repeated="7" table:style-name="ce1"/>
          <table:table-cell office:value-type="string" office:string-value="" table:formula="of:=IFERROR(IF(OR([.I7:.I28]);COUNTIF([.I7:.I28];&quot;&gt;0&quot;)&amp;&quot; of &quot;&amp;ROWS([.I7:.I28])&amp;&quot; parts purchased&quot;;&quot;&quot;);&quot;&quot;)" table:style-name="ce7">
            <office:annotation draw:style-name="a90" svg:x="7.90625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</table:table-cell>
          <table:table-cell table:number-columns-repeated="4" table:style-name="ce1"/>
          <table:table-cell office:value-type="string" office:string-value="1 of 22 parts purchased" table:formula="of:=IFERROR(IF(OR([.N7:.N28]);COUNTIF([.N7:.N28];&quot;&gt;0&quot;)&amp;&quot; of &quot;&amp;ROWS([.N7:.N28])&amp;&quot; parts purchased&quot;;&quot;&quot;);&quot;&quot;)" table:style-name="ce7">
            <office:annotation draw:style-name="a91" svg:x="12.4479166666667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4" table:style-name="ce1"/>
          <table:table-cell office:value-type="string" office:string-value="4 of 22 parts purchased" table:formula="of:=IFERROR(IF(OR([.S7:.S28]);COUNTIF([.S7:.S28];&quot;&gt;0&quot;)&amp;&quot; of &quot;&amp;ROWS([.S7:.S28])&amp;&quot; parts purchased&quot;;&quot;&quot;);&quot;&quot;)" table:style-name="ce7">
            <office:annotation draw:style-name="a92" svg:x="16.9895833333333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  <text:p>4 of 22 parts purchased</text:p>
          </table:table-cell>
          <table:table-cell table:number-columns-repeated="4" table:style-name="ce1"/>
          <table:table-cell office:value-type="string" office:string-value="4 of 22 parts purchased" table:formula="of:=IFERROR(IF(OR([.X7:.X28]);COUNTIF([.X7:.X28];&quot;&gt;0&quot;)&amp;&quot; of &quot;&amp;ROWS([.X7:.X28])&amp;&quot; parts purchased&quot;;&quot;&quot;);&quot;&quot;)" table:style-name="ce7">
            <office:annotation draw:style-name="a93" svg:x="21.53125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  <text:p>4 of 22 parts purchased</text:p>
          </table:table-cell>
          <table:table-cell table:number-columns-repeated="4" table:style-name="ce1"/>
          <table:table-cell office:value-type="string" office:string-value="1 of 22 parts purchased" table:formula="of:=IFERROR(IF(OR([.AC7:.AC28]);COUNTIF([.AC7:.AC28];&quot;&gt;0&quot;)&amp;&quot; of &quot;&amp;ROWS([.AC7:.AC28])&amp;&quot; parts purchased&quot;;&quot;&quot;);&quot;&quot;)" table:style-name="ce7">
            <office:annotation draw:style-name="a94" svg:x="26.0729166666667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4" table:style-name="ce1"/>
          <table:table-cell office:value-type="string" office:string-value="2 of 22 parts purchased" table:formula="of:=IFERROR(IF(OR([.AH7:.AH28]);COUNTIF([.AH7:.AH28];&quot;&gt;0&quot;)&amp;&quot; of &quot;&amp;ROWS([.AH7:.AH28])&amp;&quot; parts purchased&quot;;&quot;&quot;);&quot;&quot;)" table:style-name="ce7">
            <office:annotation draw:style-name="a95" svg:x="30.6145833333333in" svg:y="5.92708333333333in" svg:width="1.36458333333333in" svg:height="0.770833333333333in">
              <dc:creator/>
              <text:p><text:span text:style-name="T1">Copy the information below to the BOM import page of the distributor web site.</text:span></text:p>
            </office:annotation>
            <text:p>2 of 22 parts purchased</text:p>
          </table:table-cell>
          <table:table-cell table:number-columns-repeated="16350" table:style-name="ce1"/>
        </table:table-row>
        <table:table-row table:style-name="ro4">
          <table:table-cell table:number-columns-repeated="8" table:style-name="ce1"/>
          <table:table-cell office:value-type="string" office:string-value="0,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>
            <text:p>0,</text:p>
          </table:table-cell>
          <table:table-cell office:value-type="string" office:string-value="399-14945-2-ND,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>
            <text:p>399-14945-2-ND,</text:p>
          </table:table-cell>
          <table:table-cell office:value-type="string" office:string-value="R514,R521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>
            <text:p>R514,R521</text:p>
          </table:table-cell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598-227CKS025MGM 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>
            <text:p>598-227CKS025MGM<text:s/></text:p>
          </table:table-cell>
          <table:table-cell office:value-type="string" office:string-value="6 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>
            <text:p>6<text:s/></text:p>
          </table:table-cell>
          <table:table-cell office:value-type="string" office:string-value="C501,C502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>
            <text:p>C501,C502</text:p>
          </table:table-cell>
          <table:table-cell table:number-columns-repeated="2" table:style-name="ce1"/>
          <table:table-cell office:value-type="string" office:string-value="45AC6535,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>
            <text:p>45AC6535,</text:p>
          </table:table-cell>
          <table:table-cell office:value-type="string" office:string-value="66,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>
            <text:p>66,</text:p>
          </table:table-cell>
          <table:table-cell office:value-type="string" office:string-value="C301-C322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>
            <text:p>C301-C322</text:p>
          </table:table-cell>
          <table:table-cell table:number-columns-repeated="2" table:style-name="ce1"/>
          <table:table-cell office:value-type="string" office:string-value="172-7564 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>
            <text:p>172-7564<text:s/></text:p>
          </table:table-cell>
          <table:table-cell office:value-type="string" office:string-value="36 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>
            <text:p>36<text:s/></text:p>
          </table:table-cell>
          <table:table-cell office:value-type="string" office:string-value="RV201,RV203,RV204,RV206,RV207,RV209,RV211-RV213,RV215-RV217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>
            <text:p>RV201,RV203,RV204,RV206,RV207,RV209,RV211-RV213,RV215-RV217</text:p>
          </table:table-cell>
          <table:table-cell table:number-columns-repeated="2" table:style-name="ce1"/>
          <table:table-cell office:value-type="string" office:string-value="IRM-45-5 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>
            <text:p>IRM-45-5<text:s/></text:p>
          </table:table-cell>
          <table:table-cell office:value-type="string" office:string-value="3 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>
            <text:p>3<text:s/></text:p>
          </table:table-cell>
          <table:table-cell office:value-type="string" office:string-value="PSU1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>
            <text:p>PSU1</text:p>
          </table:table-cell>
          <table:table-cell table:number-columns-repeated="16348" table:style-name="ce1"/>
        </table:table-row>
        <table:table-row table:style-name="ro4">
          <table:table-cell table:number-columns-repeated="8" table:style-name="ce1"/>
          <table:table-cell office:value-type="string" office:string-value="0,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>
            <text:p>0,</text:p>
          </table:table-cell>
          <table:table-cell office:value-type="string" office:string-value="399-14945-2-ND,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>
            <text:p>399-14945-2-ND,</text:p>
          </table:table-cell>
          <table:table-cell office:value-type="string" office:string-value="R519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>
            <text:p>R519</text:p>
          </table:table-cell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485-1431 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>
            <text:p>485-1431<text:s/></text:p>
          </table:table-cell>
          <table:table-cell office:value-type="string" office:string-value="3 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>
            <text:p>3<text:s/></text:p>
          </table:table-cell>
          <table:table-cell office:value-type="string" office:string-value="OLED501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>
            <text:p>OLED501</text:p>
          </table:table-cell>
          <table:table-cell table:number-columns-repeated="2" table:style-name="ce1"/>
          <table:table-cell office:value-type="string" office:string-value="89K7666,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>
            <text:p>89K7666,</text:p>
          </table:table-cell>
          <table:table-cell office:value-type="string" office:string-value="6,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>
            <text:p>6,</text:p>
          </table:table-cell>
          <table:table-cell office:value-type="string" office:string-value="J507,J508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>
            <text:p>J507,J508</text:p>
          </table:table-cell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CD74HC4051E 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>
            <text:p>CD74HC4051E<text:s/></text:p>
          </table:table-cell>
          <table:table-cell office:value-type="string" office:string-value="30 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>
            <text:p>30<text:s/></text:p>
          </table:table-cell>
          <table:table-cell office:value-type="string" office:string-value="U401-U410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>
            <text:p>U401-U410</text:p>
          </table:table-cell>
          <table:table-cell table:number-columns-repeated="16348" table:style-name="ce1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688-RS6011YA6009 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>
            <text:p>688-RS6011YA6009<text:s/></text:p>
          </table:table-cell>
          <table:table-cell office:value-type="string" office:string-value="30 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>
            <text:p>30<text:s/></text:p>
          </table:table-cell>
          <table:table-cell office:value-type="string" office:string-value="RV202,RV205,RV208,RV210,RV214,RV218-RV222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>
            <text:p>RV202,RV205,RV208,RV210,RV214,RV218-RV222</text:p>
          </table:table-cell>
          <table:table-cell table:number-columns-repeated="2" table:style-name="ce1"/>
          <table:table-cell office:value-type="string" office:string-value="45AC6535,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>
            <text:p>45AC6535,</text:p>
          </table:table-cell>
          <table:table-cell office:value-type="string" office:string-value="222,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>
            <text:p>222,</text:p>
          </table:table-cell>
          <table:table-cell office:value-type="string" office:string-value="R201-R255,R501-R513,R515-R518,R520,R522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>
            <text:p>R201-R255,R501-R513,R515-R518,R520,R522</text:p>
          </table:table-cell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642-MHPS2285 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>
            <text:p>642-MHPS2285<text:s/></text:p>
          </table:table-cell>
          <table:table-cell office:value-type="string" office:string-value="165 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>
            <text:p>165<text:s/></text:p>
          </table:table-cell>
          <table:table-cell office:value-type="string" office:string-value="SW201-SW255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>
            <text:p>SW201-SW255</text:p>
          </table:table-cell>
          <table:table-cell table:number-columns-repeated="2" table:style-name="ce1"/>
          <table:table-cell office:value-type="string" office:string-value="46Y2635,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>
            <text:p>46Y2635,</text:p>
          </table:table-cell>
          <table:table-cell office:value-type="string" office:string-value="3,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>
            <text:p>3,</text:p>
          </table:table-cell>
          <table:table-cell office:value-type="string" office:string-value="SW501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>
            <text:p>SW501</text:p>
          </table:table-cell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style-name="ro4">
          <table:table-cell table:number-columns-repeated="8"/>
          <table:table-cell office:value-type="string" office:string-value="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L$7:.$L$28];SMALL(IF([.$L$7:.$L$28]&lt;&gt;&quot;&quot;;IF([.$I$7:.$I$28]&lt;&gt;&quot;&quot;;ROW([.$I$7:.$I$28])-MIN(ROW([.$I$7:.$I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L$7:.$L$28]&lt;&gt;&quot;&quot;;IF([.$I$7:.$I$28]&lt;&gt;&quot;&quot;;ROW([.$I$7:.$I$28])-MIN(ROW([.$I$7:.$I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Q$7:.$Q$28];SMALL(IF([.$Q$7:.$Q$28]&lt;&gt;&quot;&quot;;IF([.$N$7:.$N$28]&lt;&gt;&quot;&quot;;ROW([.$N$7:.$N$28])-MIN(ROW([.$N$7:.$N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Q$7:.$Q$28]&lt;&gt;&quot;&quot;;IF([.$N$7:.$N$28]&lt;&gt;&quot;&quot;;ROW([.$N$7:.$N$28])-MIN(ROW([.$N$7:.$N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V$7:.$V$28];SMALL(IF([.$V$7:.$V$28]&lt;&gt;&quot;&quot;;IF([.$S$7:.$S$28]&lt;&gt;&quot;&quot;;ROW([.$S$7:.$S$28])-MIN(ROW([.$S$7:.$S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V$7:.$V$28]&lt;&gt;&quot;&quot;;IF([.$S$7:.$S$28]&lt;&gt;&quot;&quot;;ROW([.$S$7:.$S$28])-MIN(ROW([.$S$7:.$S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A$7:.$AA$28];SMALL(IF([.$AA$7:.$AA$28]&lt;&gt;&quot;&quot;;IF([.$X$7:.$X$28]&lt;&gt;&quot;&quot;;ROW([.$X$7:.$X$28])-MIN(ROW([.$X$7:.$X$28]))+1;&quot;&quot;);&quot;&quot;);ROW()-ROW([.A$31])+1)));&quot;,&quot;);&quot;&quot;)" table:number-matrix-columns-spanned="1" table:number-matrix-rows-spanned="1" table:style-name="ce1"/>
          <table:table-cell office:value-type="string" office:string-value="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28];SMALL(IF([.$AA$7:.$AA$28]&lt;&gt;&quot;&quot;;IF([.$X$7:.$X$28]&lt;&gt;&quot;&quot;;ROW([.$X$7:.$X$28])-MIN(ROW([.$X$7:.$X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F$7:.$AF$28]&lt;&gt;&quot;&quot;;IF([.$AC$7:.$AC$28]&lt;&gt;&quot;&quot;;ROW([.$AC$7:.$AC$28])-MIN(ROW([.$AC$7:.$AC$28]))+1;&quot;&quot;);&quot;&quot;);ROW()-ROW([.A$31])+1))););&quot;&quot;)" table:number-matrix-columns-spanned="1" table:number-matrix-rows-spanned="1" table:style-name="ce1"/>
          <table:table-cell table:number-columns-repeated="2" table:style-name="ce1"/>
          <table:table-cell office:value-type="string" office:string-value="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table:number-matrix-columns-spanned="1" table:number-matrix-rows-spanned="1" table:style-name="ce1"/>
          <table:table-cell office:value-type="string" office:string-value="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28];SMALL(IF([.$AK$7:.$AK$28]&lt;&gt;&quot;&quot;;IF([.$AH$7:.$AH$28]&lt;&gt;&quot;&quot;;ROW([.$AH$7:.$AH$28])-MIN(ROW([.$AH$7:.$AH$28]))+1;&quot;&quot;);&quot;&quot;);ROW()-ROW([.A$31])+1))););&quot;&quot;)" table:number-matrix-columns-spanned="1" table:number-matrix-rows-spanned="1" table:style-name="ce1"/>
          <table:table-cell table:number-columns-repeated="16348"/>
        </table:table-row>
        <table:table-row table:number-rows-repeated="1048524" table:style-name="ro4">
          <table:table-cell table:number-columns-repeated="16384"/>
        </table:table-row>
      </table:table>
      <table:named-expressions>
        <table:named-range table:name="BoardQty" table:cell-range-address="test__.$G$1" table:base-cell-address="test__.$A$1"/>
        <table:named-range table:name="digikey_part_data" table:cell-range-address="test__.$H$5:test__.$L$28" table:base-cell-address="test__.$A$1"/>
        <table:named-range table:name="farnell_part_data" table:cell-range-address="test__.$M$5:test__.$Q$28" table:base-cell-address="test__.$A$1"/>
        <table:named-range table:name="global_part_data" table:cell-range-address="test__.$A$5:test__.$G$28" table:base-cell-address="test__.$A$1"/>
        <table:named-range table:name="mouser_part_data" table:cell-range-address="test__.$R$5:test__.$V$28" table:base-cell-address="test__.$A$1"/>
        <table:named-range table:name="newark_part_data" table:cell-range-address="test__.$W$5:test__.$AA$28" table:base-cell-address="test__.$A$1"/>
        <table:named-range table:name="rs_part_data" table:cell-range-address="test__.$AB$5:test__.$AF$28" table:base-cell-address="test__.$A$1"/>
        <table:named-range table:name="tme_part_data" table:cell-range-address="test__.$AG$5:test__.$AK$28" table:base-cell-address="test__.$A$1"/>
        <table:named-range table:name="TotalCost" table:cell-range-address="test__.$G$3" table:base-cell-address="test_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AAAAAA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9900"/>
      <style:text-properties fo:color="#000000"/>
    </style:style>
    <style:style style:name="cf2" style:family="table-cell">
      <style:table-cell-properties fo:background-color="#80FF80"/>
      <style:text-properties fo:color="#000000"/>
    </style:style>
    <style:style style:name="cf3" style:family="table-cell">
      <style:table-cell-properties fo:background-color="#FF0000"/>
      <style:text-properties fo:color="#FFFFFF"/>
    </style:style>
    <style:style style:name="cf4" style:family="table-cell">
      <style:table-cell-properties fo:background-color="#FFFF00"/>
      <style:text-properties fo:color="#000000"/>
    </style:style>
    <style:style style:name="cf5" style:family="table-cell">
      <style:table-cell-properties fo:background-color="#AAAAAA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ærk, Mathias</dc:creator>
    <meta:creation-date>2018-05-15T21:22:18Z</meta:creation-date>
    <dc:date>2018-06-08T06:35:48Z</dc:date>
    <meta:editing-cycles>2</meta:editing-cycles>
    <meta:editing-duration>PT141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